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öhne Mono" svg:font-family="'Söhne Mono', Monaco, 'Andale Mono', 'Ubuntu Mono', 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officeooo:paragraph-rsid="001fab42"/>
    </style:style>
    <style:style style:name="P2" style:family="paragraph" style:parent-style-name="Standard">
      <style:paragraph-properties fo:text-align="justify" style:justify-single-word="false"/>
      <style:text-properties officeooo:paragraph-rsid="001fab42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d7a03"/>
    </style:style>
    <style:style style:name="P5" style:family="paragraph" style:parent-style-name="Standard">
      <style:paragraph-properties fo:text-align="justify" style:justify-single-word="false"/>
      <style:text-properties officeooo:paragraph-rsid="001ee5ea"/>
    </style:style>
    <style:style style:name="P6" style:family="paragraph" style:parent-style-name="Preformatted_20_Text">
      <style:paragraph-properties fo:text-align="justify" style:justify-single-word="false"/>
      <style:text-properties officeooo:paragraph-rsid="002145b4"/>
    </style:style>
    <style:style style:name="P7" style:family="paragraph" style:parent-style-name="Preformatted_20_Text">
      <style:paragraph-properties fo:text-align="justify" style:justify-single-word="false"/>
      <style:text-properties officeooo:paragraph-rsid="00240e9f"/>
    </style:style>
    <style:style style:name="P8" style:family="paragraph" style:parent-style-name="Standard">
      <style:paragraph-properties fo:text-align="justify" style:justify-single-word="false"/>
      <style:text-properties officeooo:paragraph-rsid="00240e9f"/>
    </style:style>
    <style:style style:name="P9" style:family="paragraph" style:parent-style-name="Standard">
      <style:paragraph-properties fo:text-align="justify" style:justify-single-word="false"/>
      <style:text-properties officeooo:paragraph-rsid="001ee5ea"/>
    </style:style>
    <style:style style:name="P10" style:family="paragraph" style:parent-style-name="Standard">
      <style:paragraph-properties fo:text-align="justify" style:justify-single-word="false"/>
      <style:text-properties officeooo:paragraph-rsid="002515b2"/>
    </style:style>
    <style:style style:name="P11" style:family="paragraph" style:parent-style-name="Standard">
      <style:paragraph-properties fo:text-align="justify" style:justify-single-word="false"/>
      <style:text-properties officeooo:paragraph-rsid="00258be7"/>
    </style:style>
    <style:style style:name="P12" style:family="paragraph" style:parent-style-name="Standard">
      <style:paragraph-properties fo:text-align="justify" style:justify-single-word="false"/>
      <style:text-properties officeooo:rsid="002515b2" officeooo:paragraph-rsid="002515b2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515b2" officeooo:paragraph-rsid="002515b2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background-color="#1e1e1e"/>
    </style:style>
    <style:style style:name="P15" style:family="paragraph" style:parent-style-name="Standard">
      <style:text-properties fo:background-color="#1e1e1e"/>
    </style:style>
    <style:style style:name="P16" style:family="paragraph" style:parent-style-name="Standard">
      <style:paragraph-properties fo:text-align="justify" style:justify-single-word="false"/>
      <style:text-properties officeooo:rsid="002515b2" officeooo:paragraph-rsid="002515b2" fo:background-color="#1e1e1e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e1e1e"/>
    </style:style>
    <style:style style:name="P18" style:family="paragraph" style:parent-style-name="Standard">
      <style:paragraph-properties fo:text-align="justify" style:justify-single-word="false"/>
      <style:text-properties fo:color="#6a9955" loext:opacity="100%" fo:font-weight="bold" officeooo:rsid="002515b2" officeooo:paragraph-rsid="00258be7" fo:background-color="#1e1e1e" style:font-weight-asian="bold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d4d4d4" loext:opacity="100%" fo:background-color="#1e1e1e"/>
    </style:style>
    <style:style style:name="P20" style:family="paragraph" style:parent-style-name="Standard">
      <style:paragraph-properties fo:text-align="justify" style:justify-single-word="false"/>
      <style:text-properties fo:color="#d4d4d4" loext:opacity="100%" fo:font-weight="bold" officeooo:rsid="002515b2" officeooo:paragraph-rsid="00258be7" fo:background-color="#1e1e1e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fo:font-weight="bold" officeooo:rsid="002515b2" officeooo:paragraph-rsid="002515b2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fo:font-weight="bold" officeooo:rsid="002515b2" officeooo:paragraph-rsid="00258be7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fo:font-weight="bold" officeooo:rsid="002515b2" officeooo:paragraph-rsid="00258be7" fo:background-color="#1e1e1e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fo:font-weight="normal" officeooo:rsid="00258be7" officeooo:paragraph-rsid="00258be7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fo:font-weight="normal" officeooo:rsid="002515b2" officeooo:paragraph-rsid="00258be7" style:font-weight-asian="normal" style:font-weight-complex="normal"/>
    </style:style>
    <style:style style:name="T1" style:family="text">
      <style:text-properties fo:font-variant="normal" fo:text-transform="none" fo:color="#1f2328" loext:opacity="100%" style:font-name="ui-monospace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1f2328" loext:opacity="100%" style:font-name="ui-monospace" fo:font-size="9.75pt" fo:letter-spacing="normal" fo:font-style="normal" fo:font-weight="normal" officeooo:rsid="00240e9f" fo:background-color="transparent" loext:char-shading-value="0" loext:padding="0cm" loext:border="none"/>
    </style:style>
    <style:style style:name="T3" style:family="text">
      <style:text-properties fo:font-variant="normal" fo:text-transform="none" fo:color="#1f2328" loext:opacity="100%" fo:font-size="9.75pt" fo:letter-spacing="normal" fo:font-style="normal" fo:font-weight="normal" officeooo:rsid="00240e9f" fo:background-color="transparent" loext:char-shading-value="0" loext:padding="0cm" loext:border="none"/>
    </style:style>
    <style:style style:name="T4" style:family="text">
      <style:text-properties fo:font-variant="normal" fo:text-transform="none" fo:color="#1f2328" loext:opacity="100%" fo:font-size="9.75pt" fo:letter-spacing="normal" fo:font-style="normal" fo:font-weight="normal" officeooo:rsid="001ee5ea" fo:background-color="transparent" loext:char-shading-value="0" loext:padding="0cm" loext:border="none"/>
    </style:style>
    <style:style style:name="T5" style:family="text">
      <style:text-properties fo:font-variant="normal" fo:text-transform="none" fo:color="#ffffff" loext:opacity="100%" style:font-name="Söhne Mono" fo:font-size="10.5pt" fo:letter-spacing="normal" fo:font-style="normal" fo:font-weight="normal"/>
    </style:style>
    <style:style style:name="T6" style:family="text">
      <style:text-properties fo:font-variant="normal" fo:text-transform="none" fo:color="#ffffff" loext:opacity="100%" fo:letter-spacing="normal"/>
    </style:style>
    <style:style style:name="T7" style:family="text">
      <style:text-properties fo:font-variant="normal" fo:text-transform="none" fo:color="#000000" loext:opacity="100%" style:font-name="Söhne Mono" fo:font-size="10.5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Söhne Mono" fo:font-size="10.5pt" fo:letter-spacing="normal" fo:font-style="normal" fo:font-weight="normal" officeooo:rsid="00240e9f"/>
    </style:style>
    <style:style style:name="T9" style:family="text">
      <style:text-properties officeooo:rsid="001d7a03"/>
    </style:style>
    <style:style style:name="T10" style:family="text">
      <style:text-properties officeooo:rsid="001ee5ea"/>
    </style:style>
    <style:style style:name="T11" style:family="text">
      <style:text-properties loext:padding="0.049cm" loext:border="0.06pt solid #d9d9e3"/>
    </style:style>
    <style:style style:name="T12" style:family="text">
      <style:text-properties officeooo:rsid="00240e9f"/>
    </style:style>
    <style:style style:name="T13" style:family="text">
      <style:text-properties officeooo:rsid="00248b15"/>
    </style:style>
    <style:style style:name="T14" style:family="text">
      <style:text-properties officeooo:rsid="002515b2"/>
    </style:style>
    <style:style style:name="T15" style:family="text">
      <style:text-properties fo:color="#569cd6" loext:opacity="100%"/>
    </style:style>
    <style:style style:name="T16" style:family="text">
      <style:text-properties fo:color="#d4d4d4" loext:opacity="100%"/>
    </style:style>
    <style:style style:name="T17" style:family="text">
      <style:text-properties fo:color="#ce9178" loext:opacity="100%"/>
    </style:style>
    <style:style style:name="T18" style:family="text">
      <style:text-properties fo:color="#6a9955" loext:opacity="100%"/>
    </style:style>
    <style:style style:name="T19" style:family="text">
      <style:text-properties fo:color="#b5cea8" loext:opacity="100%"/>
    </style:style>
    <style:style style:name="T20" style:family="text">
      <style:text-properties officeooo:rsid="00258be7"/>
    </style:style>
    <style:style style:name="T21" style:family="text">
      <style:text-properties fo:color="#9cdcfe" loext:opacity="100%"/>
    </style:style>
    <style:style style:name="T22" style:family="text">
      <style:text-properties officeooo:rsid="00271f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senvolvi um aplicativo utilizando linguagem orientada a objetos e MVC, com nodejs, mysql2, promise, express, etc, que dentre outras, tem uma página que calcula o beneficío de aposentadoria com o seguinte código de model:</text:p>
      <text:p text:style-name="P3">“const mysql = require('mysql2/promise');</text:p>
      <text:p text:style-name="P3"/>
      <text:p text:style-name="P3">class SimulacaoBeneficio {</text:p>
      <text:p text:style-name="P3">  constructor() {</text:p>
      <text:p text:style-name="P3">    this.connection = mysql.createPool({</text:p>
      <text:p text:style-name="P3">      host: 'localhost',</text:p>
      <text:p text:style-name="P3">      user: 'root',</text:p>
      <text:p text:style-name="P3">      password: '',</text:p>
      <text:p text:style-name="P3">      database: 'previdenciaaquidb'</text:p>
      <text:p text:style-name="P3">    });</text:p>
      <text:p text:style-name="P3">  }</text:p>
      <text:p text:style-name="P3"/>
      <text:p text:style-name="P3">  async criar(simulacao) {</text:p>
      <text:p text:style-name="P3">    try {</text:p>
      <text:p text:style-name="P3">      const sql = `INSERT INTO simulacao_beneficio (tempo_contribuicao_mes, idade_aposentadoria, mes_aposentadoria, ano_aposentadoria, tempo_contribuicao_pendente_mes) VALUES (?, ?, ?, ?, ?)`;</text:p>
      <text:p text:style-name="P3">      const values = [</text:p>
      <text:p text:style-name="P3">        simulacao.tempoContribuicaoMes,</text:p>
      <text:p text:style-name="P3">        simulacao.idadeAposentadoria,</text:p>
      <text:p text:style-name="P3">        simulacao.mesAposentadoria,</text:p>
      <text:p text:style-name="P3">        simulacao.anoAposentadoria,</text:p>
      <text:p text:style-name="P3">        simulacao.tempoContribuicaoPendenteMes,</text:p>
      <text:p text:style-name="P3">       ];</text:p>
      <text:p text:style-name="P3"/>
      <text:p text:style-name="P3">      const [rows] = await this.connection.execute(sql, values);</text:p>
      <text:p text:style-name="P3"/>
      <text:p text:style-name="P3">      if (rows.affectedRows === 1) {</text:p>
      <text:p text:style-name="P3">        return { success: true, message: 'Registro criado com sucesso.' };</text:p>
      <text:p text:style-name="P3">      } else {</text:p>
      <text:p text:style-name="P3">        return { success: false, message: 'Não foi possível criar o registro.' };</text:p>
      <text:p text:style-name="P3">      }</text:p>
      <text:p text:style-name="P3">    } catch (error) {</text:p>
      <text:p text:style-name="P3">      return { success: false, message: 'Erro ao criar o registro.', error };</text:p>
      <text:p text:style-name="P3">    }</text:p>
      <text:p text:style-name="P3">  }</text:p>
      <text:p text:style-name="P3"/>
      <text:p text:style-name="P3">  async listarTodos() {</text:p>
      <text:p text:style-name="P3">    try {</text:p>
      <text:p text:style-name="P3">      const sql = `SELECT * FROM simulacao_beneficio`;</text:p>
      <text:p text:style-name="P3">      const [rows] = await this.connection.query(sql);</text:p>
      <text:p text:style-name="P3"/>
      <text:p text:style-name="P3">      return { success: true, data: rows };</text:p>
      <text:p text:style-name="P3">    } catch (error) {</text:p>
      <text:p text:style-name="P3">      return { success: false, message: 'Erro ao listar os registros.', error };</text:p>
      <text:p text:style-name="P3">    }</text:p>
      <text:p text:style-name="P3">  }</text:p>
      <text:p text:style-name="P3"/>
      <text:p text:style-name="P3">  async consultarPorId(id) {</text:p>
      <text:p text:style-name="P3"><text:soft-page-break/>    try {</text:p>
      <text:p text:style-name="P3">      const sql = `SELECT * FROM simulacao_beneficio WHERE id = ?`;</text:p>
      <text:p text:style-name="P3">      const [rows] = await this.connection.execute(sql, [id]);</text:p>
      <text:p text:style-name="P3"/>
      <text:p text:style-name="P3">      if (rows.length === 1) {</text:p>
      <text:p text:style-name="P3">        return { success: true, data: rows[0] };</text:p>
      <text:p text:style-name="P3">      } else {</text:p>
      <text:p text:style-name="P3">        return { success: false, message: 'Registro não encontrado.' };</text:p>
      <text:p text:style-name="P3">      }</text:p>
      <text:p text:style-name="P3">    } catch (error) {</text:p>
      <text:p text:style-name="P3">      return { success: false, message: 'Erro ao consultar o registro.', error };</text:p>
      <text:p text:style-name="P3">    }</text:p>
      <text:p text:style-name="P3">  }</text:p>
      <text:p text:style-name="P3"/>
      <text:p text:style-name="P3">  async deletar(id) {</text:p>
      <text:p text:style-name="P3">    try {</text:p>
      <text:p text:style-name="P3">      const sql = `DELETE FROM simulacao_beneficio WHERE id = ?`;</text:p>
      <text:p text:style-name="P3">      const [rows] = await this.connection.execute(sql, [id]);</text:p>
      <text:p text:style-name="P3"/>
      <text:p text:style-name="P3">      if (rows.affectedRows === 1) {</text:p>
      <text:p text:style-name="P3">        return { success: true, message: 'Registro deletado com sucesso.' };</text:p>
      <text:p text:style-name="P3">      } else {</text:p>
      <text:p text:style-name="P3">        return { success: false, message: 'Registro não encontrado.' };</text:p>
      <text:p text:style-name="P3">      }</text:p>
      <text:p text:style-name="P3">    } catch (error) {</text:p>
      <text:p text:style-name="P3">      return { success: false, message: 'Erro ao deletar o registro.', error };</text:p>
      <text:p text:style-name="P3">    }</text:p>
      <text:p text:style-name="P3">  }</text:p>
      <text:p text:style-name="P3">}</text:p>
      <text:p text:style-name="P3"/>
      <text:p text:style-name="P3">module.exports = SimulacaoBeneficio;”</text:p>
      <text:p text:style-name="P3"/>
      <text:p text:style-name="P3">Além do código ‘model’ acima, tenho também o arquivo <text:s/>simulacaoController.js no diretório de controller, com o seguinte código: </text:p>
      <text:p text:style-name="P3"/>
      <text:p text:style-name="P3">“const { poolSimule } = require('../config/database.config');</text:p>
      <text:p text:style-name="P3"/>
      <text:p text:style-name="P3">// Função para criar uma nova simulação</text:p>
      <text:p text:style-name="P3">async function criarSimulacao(simulacao) {</text:p>
      <text:p text:style-name="P3">  try {</text:p>
      <text:p text:style-name="P3">    const connection = await poolSimule.getConnection();</text:p>
      <text:p text:style-name="P3">    const [results] = await connection.query('INSERT INTO simulacao_beneficio SET ?', simulacao);</text:p>
      <text:p text:style-name="P3">    connection.release();</text:p>
      <text:p text:style-name="P3"/>
      <text:p text:style-name="P3">    return results.insertId;</text:p>
      <text:p text:style-name="P3">  } catch (error) {</text:p>
      <text:p text:style-name="P3">    console.error('Erro ao criar a simulação:', error);</text:p>
      <text:p text:style-name="P3">    throw new Error('Erro ao criar a simulação.');</text:p>
      <text:p text:style-name="P3">  }</text:p>
      <text:p text:style-name="P3">}</text:p>
      <text:p text:style-name="P3"/>
      <text:p text:style-name="P3"><text:soft-page-break/>// Função para obter uma simulação pelo ID</text:p>
      <text:p text:style-name="P3">async function obterSimulacaoPorId(id) {</text:p>
      <text:p text:style-name="P3">  try {</text:p>
      <text:p text:style-name="P3">    const connection = await poolSimule.getConnection();</text:p>
      <text:p text:style-name="P3">    const [results] = await connection.query('SELECT * FROM simulacao_beneficio WHERE id = ?', [id]);</text:p>
      <text:p text:style-name="P3">    connection.release();</text:p>
      <text:p text:style-name="P3"/>
      <text:p text:style-name="P3">    if (results.length === 0) {</text:p>
      <text:p text:style-name="P3">      throw new Error('Simulação não encontrada.');</text:p>
      <text:p text:style-name="P3">    }</text:p>
      <text:p text:style-name="P3"/>
      <text:p text:style-name="P3">    return results[0];</text:p>
      <text:p text:style-name="P3">  } catch (error) {</text:p>
      <text:p text:style-name="P3">    console.error('Erro ao obter a simulação:', error);</text:p>
      <text:p text:style-name="P3">    throw new Error('Erro ao obter a simulação.');</text:p>
      <text:p text:style-name="P3">  }</text:p>
      <text:p text:style-name="P3">}</text:p>
      <text:p text:style-name="P3"/>
      <text:p text:style-name="P3">// Função para excluir uma simulação pelo ID</text:p>
      <text:p text:style-name="P3">async function excluirSimulacao(id) {</text:p>
      <text:p text:style-name="P3">  try {</text:p>
      <text:p text:style-name="P3">    const connection = await poolSimule.getConnection();</text:p>
      <text:p text:style-name="P3">    await connection.query('DELETE FROM simulacao_beneficio WHERE id = ?', [id]);</text:p>
      <text:p text:style-name="P3">    connection.release();</text:p>
      <text:p text:style-name="P3">  } catch (error) {</text:p>
      <text:p text:style-name="P3">    console.error('Erro ao excluir a simulação:', error);</text:p>
      <text:p text:style-name="P3">    throw new Error('Erro ao excluir a simulação.');</text:p>
      <text:p text:style-name="P3">  }</text:p>
      <text:p text:style-name="P3">}</text:p>
      <text:p text:style-name="P3"/>
      <text:p text:style-name="P3">// Função para listar todas as simulações</text:p>
      <text:p text:style-name="P3">async function listarSimulacoes() {</text:p>
      <text:p text:style-name="P3">  try {</text:p>
      <text:p text:style-name="P3">    const connection = await poolSimule.getConnection();</text:p>
      <text:p text:style-name="P3">    const [results] = await connection.query('SELECT * FROM simulacao_beneficio');</text:p>
      <text:p text:style-name="P3">    connection.release();</text:p>
      <text:p text:style-name="P3"/>
      <text:p text:style-name="P3">    return results;</text:p>
      <text:p text:style-name="P3">  } catch (error) {</text:p>
      <text:p text:style-name="P3">    console.error('Erro ao obter as simulações:', error);</text:p>
      <text:p text:style-name="P3">    throw new Error('Erro ao obter as simulações.');</text:p>
      <text:p text:style-name="P3">  }</text:p>
      <text:p text:style-name="P3">}</text:p>
      <text:p text:style-name="P3"/>
      <text:p text:style-name="P3">module.exports = {</text:p>
      <text:p text:style-name="P3">  criarSimulacao,</text:p>
      <text:p text:style-name="P3">  obterSimulacaoPorId,</text:p>
      <text:p text:style-name="P3">  excluirSimulacao,</text:p>
      <text:p text:style-name="P3">  listarSimulacoes,</text:p>
      <text:p text:style-name="P3">};”</text:p>
      <text:p text:style-name="P3"/>
      <text:p text:style-name="P3"><text:soft-page-break/>Tenho também no diretório ‘views’ o arquivo ‘simule.ejs’ que disponibiliza os resultados dos cálculos na Interface do Usuário-UI, sendo que esse arquivo tem a seguinte composição:</text:p>
      <text:p text:style-name="P3"/>
      <text:p text:style-name="P3">“&lt;!DOCTYPE html&gt;</text:p>
      <text:p text:style-name="P3">&lt;html lang="pt-br"&gt;</text:p>
      <text:p text:style-name="P3"/>
      <text:p text:style-name="P3">&lt;head&gt;</text:p>
      <text:p text:style-name="P3">  &lt;meta charset="UTF-8"&gt;</text:p>
      <text:p text:style-name="P3">  &lt;meta http-equiv="X-UA-Compatible" content="IE=edge"&gt;</text:p>
      <text:p text:style-name="P3">  &lt;meta name="viewport" content="width=device-width, initial-scale=1.0"&gt;</text:p>
      <text:p text:style-name="P3"/>
      <text:p text:style-name="P3">  &lt;!-- Css --&gt;</text:p>
      <text:p text:style-name="P3">  &lt;link rel="stylesheet" href="/css/reset.css"&gt;</text:p>
      <text:p text:style-name="P3">  &lt;link rel="stylesheet" href="/css/simule.css"&gt;</text:p>
      <text:p text:style-name="P3">  &lt;link rel="stylesheet" href="css/slick-1.8.1/slick/slick.scss"&gt;</text:p>
      <text:p text:style-name="P3">  &lt;link rel="stylesheet" href="css/slick-1.8.1/slick/slick-theme.css"&gt;</text:p>
      <text:p text:style-name="P3"/>
      <text:p text:style-name="P3">  &lt;!-- Ícones --&gt;</text:p>
      <text:p text:style-name="P3">  &lt;link rel="stylesheet" href="https://cdnjs.cloudflare.com/ajax/libs/font-awesome/6.4.0/css/all.min.css"</text:p>
      <text:p text:style-name="P3">    integrity="sha512-iecdLmaskl7CVkqkXNQ/ZH/XLlvWZOJyj7Yy7tcenmpD1ypASozpmT/E0iPtmFIB46ZmdtAc9eNBvH0H/ZpiBw=="</text:p>
      <text:p text:style-name="P3">    crossorigin="anonymous" referrerpolicy="no-referrer" /&gt;</text:p>
      <text:p text:style-name="P3"/>
      <text:p text:style-name="P3">  &lt;!-- Title --&gt;</text:p>
      <text:p text:style-name="P3">  &lt;link rel="shortcut icon" href="img/logo.jpg" type="image/x-icon"&gt;</text:p>
      <text:p text:style-name="P3">  &lt;link rel="icon" href="img/favicon.ico" type="image/x-icon"&gt;</text:p>
      <text:p text:style-name="P3">  &lt;title&gt;Simule Aqui | Previdência Aqui&lt;/title&gt;</text:p>
      <text:p text:style-name="P3">&lt;/head&gt;</text:p>
      <text:p text:style-name="P3"/>
      <text:p text:style-name="P3">&lt;body&gt;</text:p>
      <text:p text:style-name="P3">  &lt;nav class="logo"&gt;</text:p>
      <text:p text:style-name="P3">    &lt;div class="menu"&gt;</text:p>
      <text:p text:style-name="P3">      &lt;a href="/"&gt;</text:p>
      <text:p text:style-name="P3">        &lt;img src="./img/logo.jpg" width="100px"</text:p>
      <text:p text:style-name="P3">          alt="Logotipo do site, contendo o nome da página, que se chama Previdência Aqui, e as letras P e A em destaque"</text:p>
      <text:p text:style-name="P3">          title="Previdência Aqui"&gt;</text:p>
      <text:p text:style-name="P3">      &lt;/a&gt;</text:p>
      <text:p text:style-name="P3"/>
      <text:p text:style-name="P3">      &lt;legend&gt;&lt;button id="mostrar"&gt;&lt;i class="fa-solid fa-bars" style="color: #fff;"&gt;&lt;/i&gt;&lt;/button&gt;&lt;/legend&gt;</text:p>
      <text:p text:style-name="P3"/>
      <text:p text:style-name="P3">    &lt;/div&gt;</text:p>
      <text:p text:style-name="P3"/>
      <text:p text:style-name="P3">    &lt;ul class="nav-list"&gt;</text:p>
      <text:p text:style-name="P3">      &lt;li&gt;&lt;a href="/"&gt;Início&lt;/a&gt;&lt;/li&gt;</text:p>
      <text:p text:style-name="P3">      &lt;li&gt;&lt;a href="/sobre"&gt;Sobre&lt;/a&gt;&lt;/li&gt;</text:p>
      <text:p text:style-name="P3">      &lt;li&gt;&lt;a href="/direitos"&gt;Regras&lt;/a&gt;&lt;/li&gt;</text:p>
      <text:p text:style-name="P3">      &lt;li&gt;&lt;a href="/simule"&gt;Simule&lt;/a&gt;&lt;/li&gt;</text:p>
      <text:p text:style-name="P3">      &lt;li&gt;&lt;a href="/contato"&gt;Contato&lt;/a&gt;&lt;/li&gt;</text:p>
      <text:p text:style-name="P3">      &lt;% if (typeof user==="undefined" ){ %&gt;</text:p>
      <text:p text:style-name="P3"><text:soft-page-break/>        &lt;li&gt;&lt;a href="/entrar"&gt;Entrar&lt;/a&gt;&lt;/li&gt;</text:p>
      <text:p text:style-name="P3"/>
      <text:p text:style-name="P3">        &lt;% } else { %&gt;</text:p>
      <text:p text:style-name="P3">          &lt;form action="/logout" method="post" class="sair"&gt;</text:p>
      <text:p text:style-name="P3">            &lt;input type="submit" value="Sair"&gt;</text:p>
      <text:p text:style-name="P3">          &lt;/form&gt;</text:p>
      <text:p text:style-name="P3">          &lt;% } %&gt;</text:p>
      <text:p text:style-name="P3">    &lt;/ul&gt;</text:p>
      <text:p text:style-name="P3">  &lt;/nav&gt;</text:p>
      <text:p text:style-name="P3"/>
      <text:p text:style-name="P3">  &lt;main&gt;</text:p>
      <text:p text:style-name="P3">    &lt;div class="titulo"&gt;</text:p>
      <text:p text:style-name="P3">      &lt;h1&gt;Simule: calcule sua aposentadoria aqui!&lt;/h1&gt;</text:p>
      <text:p text:style-name="P3">      &lt;blockquote class="item"&gt;</text:p>
      <text:p text:style-name="P3">        &lt;p&gt;A partir da Emenda Constitucional 103/2019 (&lt;a</text:p>
      <text:p text:style-name="P3">            href="https://www.planalto.gov.br/ccivil_03/Constituicao/Emendas/Emc/emc103.htm" target="_blank"&gt;Emenda</text:p>
      <text:p text:style-name="P3">            Constitucional 103/2019&lt;/a&gt;), que entrou em vigor em 13 de novembro de 2019, &lt;strong&gt;o cálculo da</text:p>
      <text:p text:style-name="P3">            aposentadoria&lt;/strong&gt; para os trabalhadores que ingressaram no sistema previdenciário após a vigência da</text:p>
      <text:p text:style-name="P3">          reforma &lt;strong&gt;mudou&lt;/strong&gt; em relação ao modelo anterior.&lt;/p&gt;</text:p>
      <text:p text:style-name="P3">        &lt;p&gt;Agora, o trabalhador precisará atingir a &lt;strong&gt;idade</text:p>
      <text:p text:style-name="P3">            mínima&lt;/strong&gt; de 62 anos, se mulher, e 65 anos, se homem, além de ter no mínimo 15 anos de</text:p>
      <text:p text:style-name="P3">          &lt;strong&gt;contribuição&lt;/strong&gt;</text:p>
      <text:p text:style-name="P3">          para a</text:p>
      <text:p text:style-name="P3">          Previdência Social, se mulher e 20 anos no caso de homem. Para esses casos, o cálculo do benefício</text:p>
      <text:p text:style-name="P3">          previdenciário passou a ser feito com base na média aritmética simples de todos os salários de</text:p>
      <text:p text:style-name="P3">          contribuição do trabalhador desde julho de 1994, corrigidos mês a mês pelo fator de atualização</text:p>
      <text:p text:style-name="P3">          fornecido pelo governo, com base no inpc acumulado. O valor do benefício, então, será equivalente a</text:p>
      <text:p text:style-name="P3">          60%</text:p>
      <text:p text:style-name="P3">          da média salarial, acrescido de 2% para cada ano de contribuição que exceder o tempo mínimo de 15 ou</text:p>
      <text:p text:style-name="P3">          20</text:p>
      <text:p text:style-name="P3">          anos, respectivamente, se mulher ou homem.</text:p>
      <text:p text:style-name="P3">        &lt;/p&gt;</text:p>
      <text:p text:style-name="P3">        &lt;p&gt;&lt;i&gt;Na secção abaixo, disponibilizamos um recurso que ajudará</text:p>
      <text:p text:style-name="P3">            o</text:p>
      <text:p text:style-name="P3">            beneficiário da previdência a fazer uma simulação de cálculo do seu benefício, devendo para</text:p>
      <text:p text:style-name="P3">            tanto</text:p>
      <text:p text:style-name="P3">            preencher os dados necessários (salários de contribuição, data de nascimento e sexo) e clicar em 'Enviar</text:p>
      <text:p text:style-name="P3">            dados e Simular'.&lt;/i&gt;&lt;/p&gt;</text:p>
      <text:p text:style-name="P3">      &lt;/blockquote&gt;</text:p>
      <text:p text:style-name="P3">    &lt;/div&gt;</text:p>
      <text:p text:style-name="P3"/>
      <text:p text:style-name="P3">    &lt;div class="corpo"&gt;</text:p>
      <text:p text:style-name="P3"/>
      <text:p text:style-name="P3"><text:soft-page-break/>      &lt;div class="imagem"&gt;</text:p>
      <text:p text:style-name="P3"/>
      <text:p text:style-name="P3">        &lt;img src="img/senhor.png" title="Simule Aqui"</text:p>
      <text:p text:style-name="P3">          alt="Figura representando um idoso sorrindo com os braços apontando para o lado" class="foto"&gt;</text:p>
      <text:p text:style-name="P3">        &lt;span&gt;&lt;button id="ver" class="typing"&gt;Simule Aqui&lt;/button&gt;&lt;/span&gt;</text:p>
      <text:p text:style-name="P3">      &lt;/div&gt;</text:p>
      <text:p text:style-name="P3"/>
      <text:p text:style-name="P3">      &lt;form id="formulario" action="/simule" method="POST"&gt;</text:p>
      <text:p text:style-name="P3">        &lt;div class="bloco" id="bloco"&gt;</text:p>
      <text:p text:style-name="P3">          &lt;div class="tabela" id="minhaTabela"&gt;</text:p>
      <text:p text:style-name="P3"/>
      <text:p text:style-name="P3">            &lt;h2&gt;1. Informe o salário recebido correspondente ao mês/ano trabalhado&lt;br&gt;&lt;/h2&gt;</text:p>
      <text:p text:style-name="P3">            &lt;img src="img/salario.png" alt="flaticon" width="45px"&gt;</text:p>
      <text:p text:style-name="P3">            &lt;table&gt;</text:p>
      <text:p text:style-name="P3">              &lt;thead&gt;</text:p>
      <text:p text:style-name="P3">                &lt;tr&gt;</text:p>
      <text:p text:style-name="P3">                  &lt;th&gt;</text:p>
      <text:p text:style-name="P3">                    &lt;h2&gt;MÊS / ANO&lt;/h2&gt;</text:p>
      <text:p text:style-name="P3">                  &lt;/th&gt;</text:p>
      <text:p text:style-name="P3">                  &lt;th&gt;</text:p>
      <text:p text:style-name="P3">                    &lt;h2&gt;SALÁRIO (R$)&lt;/h2&gt;</text:p>
      <text:p text:style-name="P3">                  &lt;/th&gt;</text:p>
      <text:p text:style-name="P3">                &lt;/tr&gt;</text:p>
      <text:p text:style-name="P3">              &lt;/thead&gt;</text:p>
      <text:p text:style-name="P3">              &lt;tbody&gt;</text:p>
      <text:p text:style-name="P3">                &lt;% let mesAno=[]; %&gt;</text:p>
      <text:p text:style-name="P3">                  &lt;% let salario=[]; %&gt;</text:p>
      <text:p text:style-name="P3">                    &lt;% for (let i=0; i &lt; mesAno.length; i++) { %&gt;</text:p>
      <text:p text:style-name="P3">                      &lt;tr&gt;</text:p>
      <text:p text:style-name="P3">                        &lt;td&gt;&lt;input type="text" name="mesAno" value="&lt;%= mesAno[i] %&gt;"&gt;&lt;/td&gt;</text:p>
      <text:p text:style-name="P3">                        &lt;td&gt;&lt;input type="text" name="salario" value="&lt;%= salario[i] %&gt;"&gt;&lt;/td&gt;</text:p>
      <text:p text:style-name="P3">                      &lt;/tr&gt;</text:p>
      <text:p text:style-name="P3">                      &lt;% } %&gt;</text:p>
      <text:p text:style-name="P3">              &lt;/tbody&gt;</text:p>
      <text:p text:style-name="P3">            &lt;/table&gt;</text:p>
      <text:p text:style-name="P3">            &lt;table id=""&gt;&lt;/table&gt;</text:p>
      <text:p text:style-name="P3">            &lt;button type="button" id="adicionarLinha"&gt;Adicionar Linha na Tabela&lt;/button&gt;</text:p>
      <text:p text:style-name="P3"/>
      <text:p text:style-name="P3">          &lt;/div&gt;</text:p>
      <text:p text:style-name="P3">          &lt;div class="container"&gt;</text:p>
      <text:p text:style-name="P3"/>
      <text:p text:style-name="P3">            &lt;h2&gt;2. Selecione o seu Gênero&lt;/h2&gt;</text:p>
      <text:p text:style-name="P3">            &lt;img src="img/genero.png" alt="flaticon" width="45px"&gt;</text:p>
      <text:p text:style-name="P3">            &lt;div class="escolha"&gt;</text:p>
      <text:p text:style-name="P3">              &lt;div class="genero"&gt;</text:p>
      <text:p text:style-name="P3">                &lt;input type="checkbox" name="genero" value="Masculino" id="masculino"</text:p>
      <text:p text:style-name="P3">                  onclick="desmarcarCheckbox('masculino')"&gt;&lt;b&gt;Masculino&lt;/b&gt;</text:p>
      <text:p text:style-name="P3">              &lt;/div&gt;</text:p>
      <text:p text:style-name="P3">              &lt;div class="genero"&gt;</text:p>
      <text:p text:style-name="P3">                &lt;input type="checkbox" name="genero" value="Feminino" id="feminino"</text:p>
      <text:p text:style-name="P3">                  onclick="desmarcarCheckbox('feminino')"&gt;&lt;b&gt;Feminino&lt;/b&gt;</text:p>
      <text:p text:style-name="P3"><text:soft-page-break/>              &lt;/div&gt;</text:p>
      <text:p text:style-name="P3"/>
      <text:p text:style-name="P3">            &lt;/div&gt;</text:p>
      <text:p text:style-name="P3"/>
      <text:p text:style-name="P3">          &lt;/div&gt;</text:p>
      <text:p text:style-name="P3">          &lt;div class="container"&gt;</text:p>
      <text:p text:style-name="P3"/>
      <text:p text:style-name="P3">            &lt;h2&gt;3. Insira a sua Data de Nascimento&lt;/h2&gt;</text:p>
      <text:p text:style-name="P3">            &lt;img src="img/calendario.png" alt="flaticon" width="45px"&gt;</text:p>
      <text:p text:style-name="P3">            &lt;input type="date" class="data" name="dataNascimento"&gt;</text:p>
      <text:p text:style-name="P3"/>
      <text:p text:style-name="P3">          &lt;/div&gt;</text:p>
      <text:p text:style-name="P3">          &lt;div class="clique"&gt;</text:p>
      <text:p text:style-name="P3">            &lt;div class="botao"&gt;</text:p>
      <text:p text:style-name="P3">              &lt;button type="submit"&gt;Enviar dados e Simular&lt;/button&gt;</text:p>
      <text:p text:style-name="P3">            &lt;/div&gt;</text:p>
      <text:p text:style-name="P3">            &lt;div class="botao"&gt;</text:p>
      <text:p text:style-name="P3">              &lt;button type="reset"&gt;Apagar Preenchimento&lt;/button&gt;</text:p>
      <text:p text:style-name="P3">            &lt;/div&gt;</text:p>
      <text:p text:style-name="P3">          &lt;/div&gt;</text:p>
      <text:p text:style-name="P3">        &lt;/div&gt;</text:p>
      <text:p text:style-name="P3">      &lt;/form&gt;</text:p>
      <text:p text:style-name="P3"/>
      <text:p text:style-name="P3">    &lt;/div&gt;</text:p>
      <text:p text:style-name="P3"/>
      <text:p text:style-name="P3">  &lt;/main&gt;</text:p>
      <text:p text:style-name="P3"/>
      <text:p text:style-name="P3">  &lt;footer&gt;</text:p>
      <text:p text:style-name="P3">    &lt;div class="social"&gt;</text:p>
      <text:p text:style-name="P3">      &lt;p&gt;Nossas redes sociais:&lt;/p&gt;</text:p>
      <text:p text:style-name="P3">      &lt;div class="redes"&gt;</text:p>
      <text:p text:style-name="P3">        &lt;i class="fab fa-facebook"&gt;&lt;/i&gt;</text:p>
      <text:p text:style-name="P3">        &lt;!--código para o js: &lt;font-awesome-icon :icon="['fab', 'facebook']" /&gt;--&gt;</text:p>
      <text:p text:style-name="P3">        &lt;i class="fab fa-twitter"&gt;&lt;/i&gt;</text:p>
      <text:p text:style-name="P3">        &lt;!--código para o js:&lt;font-awesome-icon :icon="['fab', 'twitter']" /&gt;--&gt;</text:p>
      <text:p text:style-name="P3">        &lt;i class="fab fa-instagram-square"&gt;&lt;/i&gt;</text:p>
      <text:p text:style-name="P3">        &lt;!--código para o js: &lt;font-awesome-icon :icon="['fab', 'square-instagram']" /&gt;--&gt;</text:p>
      <text:p text:style-name="P3">      &lt;/div&gt;</text:p>
      <text:p text:style-name="P3">    &lt;/div&gt;</text:p>
      <text:p text:style-name="P3">    &lt;div class="visita"&gt;</text:p>
      <text:p text:style-name="P3">      &lt;p&gt;Comece agora a planejar sua aposentadoria&lt;/p&gt;&lt;a href="/simule" class="consulta"&gt;simule&lt;/a&gt;</text:p>
      <text:p text:style-name="P3">    &lt;/div&gt;</text:p>
      <text:p text:style-name="P3">    &lt;p class="copy"&gt;&amp;copy; 2023 Previdência Aqui. Todos os direitos reservados.&lt;/p&gt;</text:p>
      <text:p text:style-name="P3"/>
      <text:p text:style-name="P3">  &lt;/footer&gt;</text:p>
      <text:p text:style-name="P3">  &lt;script src="js/simule.js"&gt;&lt;/script&gt;</text:p>
      <text:p text:style-name="P3">  &lt;script src="js/index.js"&gt;&lt;/script&gt;</text:p>
      <text:p text:style-name="P3">&lt;/body&gt;</text:p>
      <text:p text:style-name="P3"/>
      <text:p text:style-name="P3">&lt;/html&gt;”</text:p>
      <text:p text:style-name="P3"/>
      <text:p text:style-name="P3"><text:soft-page-break/></text:p>
      <text:p text:style-name="P3">Além de todos esses códigos, tenho também o arquivo de banco de dados com os dados necessários à utilização do sistema, sendo que tudo está em pleno funcionamento.</text:p>
      <text:p text:style-name="P3"/>
      <text:p text:style-name="P3">Ocorre que para fins didáticos, preciso transformar todos esses códigos para um projeto <text:a xlink:type="simple" xlink:href="https://github.com/renancavichi/backend-restful-api-node-express" text:style-name="Internet_20_link" text:visited-style-name="Visited_20_Internet_20_Link"><text:span text:style-name="Strong_20_Emphasis">backend-restful-api-node-express</text:span></text:a><text:span text:style-name="Strong_20_Emphasis">-msql2-middlewares com </text:span><text:a xlink:type="simple" xlink:href="https://github.com/renancavichi/frontend-react-2sem2023" text:style-name="Internet_20_link" text:visited-style-name="Visited_20_Internet_20_Link"><text:span text:style-name="Strong_20_Emphasis">frontend-react</text:span></text:a><text:span text:style-name="Strong_20_Emphasis"> com Vite e React Bootstrap.</text:span></text:p>
      <text:p text:style-name="P3"><text:span text:style-name="Strong_20_Emphasis"/></text:p>
      <text:p text:style-name="P3"><text:span text:style-name="Strong_20_Emphasis">Você poderia me ajudar a organizar todos esses códigos nesse novo formato, separando o que é frontend-react e backend-restful, configurando todos as pastas e arquivos de modo mais eficiente e eficaz possível? </text:span></text:p>
      <text:p text:style-name="P3"/>
      <text:p text:style-name="P3"/>
      <text:p text:style-name="P4">…………………………………………………………………………………………………………</text:p>
      <text:p text:style-name="P4"/>
      <text:p text:style-name="P4">Por favor, como ficaria o<text:span text:style-name="T9">s códigos de cada arquivo na</text:span> api <text:span text:style-name="T9">do </text:span>project-root/ <text:span text:style-name="T9">abaixo, considerando os códigos que utilizei anteriormente no meu projeto utilizando poo, informados anteriormente:</text:span></text:p>
      <text:p text:style-name="P4">“|-- backend/</text:p>
      <text:p text:style-name="P4">| <text:s text:c="2"/>|-- src/</text:p>
      <text:p text:style-name="P4">| <text:s text:c="2"/>| <text:s text:c="2"/>|-- controllers/</text:p>
      <text:p text:style-name="P4">| <text:s text:c="2"/>| <text:s text:c="2"/>| <text:s text:c="2"/>|-- simulacaoController.js</text:p>
      <text:p text:style-name="P4">| <text:s text:c="2"/>| <text:s text:c="2"/>|</text:p>
      <text:p text:style-name="P4">| <text:s text:c="2"/>| <text:s text:c="2"/>|-- models/</text:p>
      <text:p text:style-name="P4">| <text:s text:c="2"/>| <text:s text:c="2"/>| <text:s text:c="2"/>|-- SimulacaoBeneficio.js</text:p>
      <text:p text:style-name="P4">| <text:s text:c="2"/>| <text:s text:c="2"/>|</text:p>
      <text:p text:style-name="P4">| <text:s text:c="2"/>| <text:s text:c="2"/>|-- routes/</text:p>
      <text:p text:style-name="P4">| <text:s text:c="2"/>| <text:s text:c="2"/>| <text:s text:c="2"/>|-- simulacaoRoutes.js</text:p>
      <text:p text:style-name="P4">| <text:s text:c="2"/>| <text:s text:c="2"/>|</text:p>
      <text:p text:style-name="P4">| <text:s text:c="2"/>| <text:s text:c="2"/>|-- config/</text:p>
      <text:p text:style-name="P4">| <text:s text:c="2"/>| <text:s text:c="2"/>| <text:s text:c="2"/>|-- database.config.js</text:p>
      <text:p text:style-name="P4">| <text:s text:c="2"/>| <text:s text:c="2"/>|</text:p>
      <text:p text:style-name="P4">| <text:s text:c="2"/>| <text:s text:c="2"/>|-- app.js (Express app)</text:p>
      <text:p text:style-name="P4">| <text:s text:c="2"/>|</text:p>
      <text:p text:style-name="P4">| <text:s text:c="2"/>|-- package.json”?</text:p>
      <text:p text:style-name="P4"><text:s/></text:p>
      <text:p text:style-name="P4"/>
      <text:p text:style-name="P4"/>
      <text:p text:style-name="P4"><text:line-break/>…………………………………………………………………………………………………………</text:p>
      <text:p text:style-name="P4"/>
      <text:p text:style-name="P5"><text:span text:style-name="T10">Por favor, como ficaria os códigos de cada arquivo frontend-react com Vite e React Bootstrap de acordo com a estrutura abaixo, considerando </text:span><text:span text:style-name="T9">os códigos que utilizei anteriormente no meu projeto utilizando poo, informados anteriormente:</text:span></text:p>
      <text:p text:style-name="P5"/>
      <text:p text:style-name="P2"><text:span text:style-name="T5">“|</text:span><text:span text:style-name="T11">-- frontend/</text:span><text:span text:style-name="T6"> </text:span></text:p>
      <text:p text:style-name="P2"><text:span text:style-name="T5"><text:tab/>| |</text:span><text:span text:style-name="T11">-- src/</text:span><text:span text:style-name="T6"> </text:span></text:p>
      <text:p text:style-name="P2"><text:span text:style-name="T5"><text:tab/>| | |</text:span><text:span text:style-name="T11">-- components/</text:span><text:span text:style-name="T6"> </text:span><text:span text:style-name="T5">| </text:span></text:p>
      <text:p text:style-name="P2"><text:span text:style-name="T5"><text:tab/><text:tab/>| | |</text:span><text:span text:style-name="T11">-- SimulacaoForm.js</text:span><text:span text:style-name="T6"> </text:span></text:p>
      <text:p text:style-name="P2"><text:span text:style-name="T5"><text:tab/> <text:s text:c="2"/>| | | |</text:span><text:span text:style-name="T11">-- SimulacaoResult.js</text:span><text:span text:style-name="T6"> </text:span><text:span text:style-name="T5">| </text:span></text:p>
      <text:p text:style-name="P2"><text:span text:style-name="T5"/></text:p>
      <text:p text:style-name="P2"><text:span text:style-name="T5"><text:tab/> |</text:span><text:span text:style-name="T11">-- App.js</text:span><text:span text:style-name="T6"> </text:span><text:span text:style-name="T5">|</text:span></text:p>
      <text:p text:style-name="P2"><text:span text:style-name="T5"><text:s text:c="4"/>| <text:s/>|</text:span><text:span text:style-name="T11">-- index.js</text:span><text:span text:style-name="T6"> </text:span><text:span text:style-name="T5">| </text:span></text:p>
      <text:p text:style-name="P2"><text:soft-page-break/><text:span text:style-name="T5">| | |</text:span><text:span text:style-name="T11">-- package.json</text:span><text:span text:style-name="T6"> </text:span></text:p>
      <text:p text:style-name="P2"><text:span text:style-name="T5"><text:s text:c="2"/>| |</text:span><text:span text:style-name="T11">-- node_modules/</text:span><text:span text:style-name="T6"> </text:span><text:span text:style-name="T5">|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><text:s/>|</text:span><text:span text:style-name="T11">-- package.json (root-level)</text:span> <text:s/>“?</text:p>
      <text:p text:style-name="P2"/>
      <text:p text:style-name="P2"/>
      <text:p text:style-name="P1"><text:a xlink:type="simple" xlink:href="https://github.com/ProjetosCursoIF-ValSouza/CashWise-VS.git" text:style-name="Internet_20_link" text:visited-style-name="Visited_20_Internet_20_Link"><text:span text:style-name="Source_20_Text"><text:span text:style-name="T1">https://github.com/ProjetosCursoIF-ValSouza/CashWise-VS.git</text:span></text:span></text:a></text:p>
      <text:p text:style-name="P1"><text:span text:style-name="Source_20_Text"><text:span text:style-name="T1"/></text:span></text:p>
      <text:p text:style-name="P6"><text:span text:style-name="Source_20_Text"><text:span text:style-name="T1">git remote add origin </text:span></text:span><text:a xlink:type="simple" xlink:href="https://github.com/ProjetosCursoIF-ValSouza/CashWise-VS.git" text:style-name="Internet_20_link" text:visited-style-name="Visited_20_Internet_20_Link"><text:span text:style-name="Source_20_Text">https://github.com/ProjetosCursoIF-ValSouza/CashWise-VS.git</text:span></text:a></text:p>
      <text:p text:style-name="P6"><text:span text:style-name="Source_20_Text"/></text:p>
      <text:p text:style-name="P6"><text:span text:style-name="Source_20_Text"/></text:p>
      <text:p text:style-name="P6"><text:span text:style-name="Source_20_Text">………………………………………………………………………………………………………………………………………………………………………………………………………………..</text:span></text:p>
      <text:p text:style-name="P6"><text:span text:style-name="Source_20_Text"/></text:p>
      <text:p text:style-name="P7"><text:span text:style-name="Source_20_Text"><text:span text:style-name="T12">Continuando com o projeto de transformação do POO, no projeto POO, a parte do código que utilizei para a visualização (views) dos dados obtidos com o processamento do backend, foram efetuados da seguinte forma:</text:span></text:span></text:p>
      <text:p text:style-name="P7"><text:span text:style-name="Source_20_Text"/></text:p>
      <text:p text:style-name="P7"><text:span text:style-name="Source_20_Text">“&lt;!DOCTYPE html&gt;</text:span></text:p>
      <text:p text:style-name="P7"><text:span text:style-name="Source_20_Text">&lt;html lang="pt-br"&gt;</text:span></text:p>
      <text:p text:style-name="P7"><text:span text:style-name="Source_20_Text"/></text:p>
      <text:p text:style-name="P7"><text:span text:style-name="Source_20_Text">&lt;head&gt;</text:span></text:p>
      <text:p text:style-name="P7"><text:span text:style-name="Source_20_Text"><text:s text:c="2"/>&lt;meta charset="UTF-8"&gt;</text:span></text:p>
      <text:p text:style-name="P7"><text:span text:style-name="Source_20_Text"><text:s text:c="2"/>&lt;meta http-equiv="X-UA-Compatible" content="IE=edge"&gt;</text:span></text:p>
      <text:p text:style-name="P7"><text:span text:style-name="Source_20_Text"><text:s text:c="2"/>&lt;meta name="viewport" content="width=device-width, initial-scale=1.0"&gt;</text:span></text:p>
      <text:p text:style-name="P7"><text:span text:style-name="Source_20_Text"/></text:p>
      <text:p text:style-name="P7"><text:span text:style-name="Source_20_Text"><text:s text:c="2"/>&lt;!-- Css --&gt;</text:span></text:p>
      <text:p text:style-name="P7"><text:span text:style-name="Source_20_Text"><text:s text:c="2"/>&lt;link rel="stylesheet" href="/css/reset.css"&gt;</text:span></text:p>
      <text:p text:style-name="P7"><text:span text:style-name="Source_20_Text"><text:s text:c="2"/>&lt;link rel="stylesheet" href="/css/simule.css"&gt;</text:span></text:p>
      <text:p text:style-name="P7"><text:span text:style-name="Source_20_Text"><text:s text:c="2"/>&lt;link rel="stylesheet" href="css/slick-1.8.1/slick/slick.scss"&gt;</text:span></text:p>
      <text:p text:style-name="P7"><text:span text:style-name="Source_20_Text"><text:s text:c="2"/>&lt;link rel="stylesheet" href="css/slick-1.8.1/slick/slick-theme.css"&gt;</text:span></text:p>
      <text:p text:style-name="P7"><text:span text:style-name="Source_20_Text"/></text:p>
      <text:p text:style-name="P7"><text:span text:style-name="Source_20_Text"><text:s text:c="2"/>&lt;!-- Ícones --&gt;</text:span></text:p>
      <text:p text:style-name="P7"><text:span text:style-name="Source_20_Text"><text:s text:c="2"/>&lt;link rel="stylesheet" href="https://cdnjs.cloudflare.com/ajax/libs/font-awesome/6.4.0/css/all.min.css"</text:span></text:p>
      <text:p text:style-name="P7"><text:span text:style-name="Source_20_Text"><text:s text:c="4"/>integrity="sha512-iecdLmaskl7CVkqkXNQ/ZH/XLlvWZOJyj7Yy7tcenmpD1ypASozpmT/E0iPtmFIB46ZmdtAc9eNBvH0H/ZpiBw=="</text:span></text:p>
      <text:p text:style-name="P7"><text:span text:style-name="Source_20_Text"><text:s text:c="4"/>crossorigin="anonymous" referrerpolicy="no-referrer" /&gt;</text:span></text:p>
      <text:p text:style-name="P7"><text:span text:style-name="Source_20_Text"/></text:p>
      <text:p text:style-name="P7"><text:span text:style-name="Source_20_Text"><text:s text:c="2"/>&lt;!-- Title --&gt;</text:span></text:p>
      <text:p text:style-name="P7"><text:span text:style-name="Source_20_Text"><text:s text:c="2"/>&lt;link rel="shortcut icon" href="img/logo.jpg" type="image/x-icon"&gt;</text:span></text:p>
      <text:p text:style-name="P7"><text:span text:style-name="Source_20_Text"><text:s text:c="2"/>&lt;link rel="icon" href="img/favicon.ico" type="image/x-icon"&gt;</text:span></text:p>
      <text:p text:style-name="P7"><text:span text:style-name="Source_20_Text"><text:s text:c="2"/>&lt;title&gt;Simule Aqui | Previdência Aqui&lt;/title&gt;</text:span></text:p>
      <text:p text:style-name="P7"><text:span text:style-name="Source_20_Text">&lt;/head&gt;</text:span></text:p>
      <text:p text:style-name="P7"><text:span text:style-name="Source_20_Text"/></text:p>
      <text:p text:style-name="P7"><text:span text:style-name="Source_20_Text">&lt;body&gt;</text:span></text:p>
      <text:p text:style-name="P7"><text:span text:style-name="Source_20_Text"><text:s text:c="2"/>&lt;nav class="logo"&gt;</text:span></text:p>
      <text:p text:style-name="P7"><text:span text:style-name="Source_20_Text"><text:s text:c="4"/>&lt;div class="menu"&gt;</text:span></text:p>
      <text:p text:style-name="P7"><text:span text:style-name="Source_20_Text"><text:s text:c="6"/>&lt;a href="/"&gt;</text:span></text:p>
      <text:p text:style-name="P7"><text:span text:style-name="Source_20_Text"><text:s text:c="8"/>&lt;img src="./img/logo.jpg" width="100px"</text:span></text:p>
      <text:p text:style-name="P7"><text:span text:style-name="Source_20_Text"><text:s text:c="10"/>alt="Logotipo do site, contendo o nome da página, que se chama Previdência Aqui, e as letras P e A em destaque"</text:span></text:p>
      <text:p text:style-name="P7"><text:span text:style-name="Source_20_Text"><text:s text:c="10"/>title="Previdência Aqui"&gt;</text:span></text:p>
      <text:p text:style-name="P7"><text:span text:style-name="Source_20_Text"><text:s text:c="6"/>&lt;/a&gt;</text:span></text:p>
      <text:p text:style-name="P7"><text:span text:style-name="Source_20_Text"/></text:p>
      <text:p text:style-name="P7"><text:span text:style-name="Source_20_Text"><text:s text:c="6"/>&lt;legend&gt;&lt;button id="mostrar"&gt;&lt;i class="fa-solid fa-bars" style="color: #fff;"&gt;&lt;/i&gt;&lt;/button&gt;&lt;/legend&gt;</text:span></text:p>
      <text:p text:style-name="P7"><text:span text:style-name="Source_20_Text"/></text:p>
      <text:p text:style-name="P7"><text:span text:style-name="Source_20_Text"><text:s text:c="4"/>&lt;/div&gt;</text:span></text:p>
      <text:p text:style-name="P7"><text:span text:style-name="Source_20_Text"/></text:p>
      <text:p text:style-name="P7"><text:soft-page-break/><text:span text:style-name="Source_20_Text"><text:s text:c="4"/>&lt;ul class="nav-list"&gt;</text:span></text:p>
      <text:p text:style-name="P7"><text:span text:style-name="Source_20_Text"><text:s text:c="6"/>&lt;li&gt;&lt;a href="/"&gt;Início&lt;/a&gt;&lt;/li&gt;</text:span></text:p>
      <text:p text:style-name="P7"><text:span text:style-name="Source_20_Text"><text:s text:c="6"/>&lt;li&gt;&lt;a href="/sobre"&gt;Sobre&lt;/a&gt;&lt;/li&gt;</text:span></text:p>
      <text:p text:style-name="P7"><text:span text:style-name="Source_20_Text"><text:s text:c="6"/>&lt;li&gt;&lt;a href="/direitos"&gt;Regras&lt;/a&gt;&lt;/li&gt;</text:span></text:p>
      <text:p text:style-name="P7"><text:span text:style-name="Source_20_Text"><text:s text:c="6"/>&lt;li&gt;&lt;a href="/simule"&gt;Simule&lt;/a&gt;&lt;/li&gt;</text:span></text:p>
      <text:p text:style-name="P7"><text:span text:style-name="Source_20_Text"><text:s text:c="6"/>&lt;li&gt;&lt;a href="/contato"&gt;Contato&lt;/a&gt;&lt;/li&gt;</text:span></text:p>
      <text:p text:style-name="P7"><text:span text:style-name="Source_20_Text"><text:s text:c="6"/>&lt;% if (typeof user==="undefined" ){ %&gt;</text:span></text:p>
      <text:p text:style-name="P7"><text:span text:style-name="Source_20_Text"><text:s text:c="8"/>&lt;li&gt;&lt;a href="/entrar"&gt;Entrar&lt;/a&gt;&lt;/li&gt;</text:span></text:p>
      <text:p text:style-name="P7"><text:span text:style-name="Source_20_Text"/></text:p>
      <text:p text:style-name="P7"><text:span text:style-name="Source_20_Text"><text:s text:c="8"/>&lt;% } else { %&gt;</text:span></text:p>
      <text:p text:style-name="P7"><text:span text:style-name="Source_20_Text"><text:s text:c="10"/>&lt;form action="/logout" method="post" class="sair"&gt;</text:span></text:p>
      <text:p text:style-name="P7"><text:span text:style-name="Source_20_Text"><text:s text:c="12"/>&lt;input type="submit" value="Sair"&gt;</text:span></text:p>
      <text:p text:style-name="P7"><text:span text:style-name="Source_20_Text"><text:s text:c="10"/>&lt;/form&gt;</text:span></text:p>
      <text:p text:style-name="P7"><text:span text:style-name="Source_20_Text"><text:s text:c="10"/>&lt;% } %&gt;</text:span></text:p>
      <text:p text:style-name="P7"><text:span text:style-name="Source_20_Text"><text:s text:c="4"/>&lt;/ul&gt;</text:span></text:p>
      <text:p text:style-name="P7"><text:span text:style-name="Source_20_Text"><text:s text:c="2"/>&lt;/nav&gt;</text:span></text:p>
      <text:p text:style-name="P7"><text:span text:style-name="Source_20_Text"/></text:p>
      <text:p text:style-name="P7"><text:span text:style-name="Source_20_Text"><text:s text:c="2"/>&lt;main&gt;</text:span></text:p>
      <text:p text:style-name="P7"><text:span text:style-name="Source_20_Text"><text:s text:c="4"/>&lt;div class="titulo"&gt;</text:span></text:p>
      <text:p text:style-name="P7"><text:span text:style-name="Source_20_Text"><text:s text:c="6"/>&lt;h1&gt;Simule: calcule sua aposentadoria aqui!&lt;/h1&gt;</text:span></text:p>
      <text:p text:style-name="P7"><text:span text:style-name="Source_20_Text"><text:s text:c="6"/>&lt;blockquote class="item"&gt;</text:span></text:p>
      <text:p text:style-name="P7"><text:span text:style-name="Source_20_Text"><text:s text:c="8"/>&lt;p&gt;A partir da Emenda Constitucional 103/2019 (&lt;a</text:span></text:p>
      <text:p text:style-name="P7"><text:span text:style-name="Source_20_Text"><text:s text:c="12"/>href="https://www.planalto.gov.br/ccivil_03/Constituicao/Emendas/Emc/emc103.htm" target="_blank"&gt;Emenda</text:span></text:p>
      <text:p text:style-name="P7"><text:span text:style-name="Source_20_Text"><text:s text:c="12"/>Constitucional 103/2019&lt;/a&gt;), que entrou em vigor em 13 de novembro de 2019, &lt;strong&gt;o cálculo da</text:span></text:p>
      <text:p text:style-name="P7"><text:span text:style-name="Source_20_Text"><text:s text:c="12"/>aposentadoria&lt;/strong&gt; para os trabalhadores que ingressaram no sistema previdenciário após a vigência da</text:span></text:p>
      <text:p text:style-name="P7"><text:span text:style-name="Source_20_Text"><text:s text:c="10"/>reforma &lt;strong&gt;mudou&lt;/strong&gt; em relação ao modelo anterior.&lt;/p&gt;</text:span></text:p>
      <text:p text:style-name="P7"><text:span text:style-name="Source_20_Text"><text:s text:c="8"/>&lt;p&gt;Agora, o trabalhador precisará atingir a &lt;strong&gt;idade</text:span></text:p>
      <text:p text:style-name="P7"><text:span text:style-name="Source_20_Text"><text:s text:c="12"/>mínima&lt;/strong&gt; de 62 anos, se mulher, e 65 anos, se homem, além de ter no mínimo 15 anos de</text:span></text:p>
      <text:p text:style-name="P7"><text:span text:style-name="Source_20_Text"><text:s text:c="10"/>&lt;strong&gt;contribuição&lt;/strong&gt;</text:span></text:p>
      <text:p text:style-name="P7"><text:span text:style-name="Source_20_Text"><text:s text:c="10"/>para a</text:span></text:p>
      <text:p text:style-name="P7"><text:span text:style-name="Source_20_Text"><text:s text:c="10"/>Previdência Social, se mulher e 20 anos no caso de homem. Para esses casos, o cálculo do benefício</text:span></text:p>
      <text:p text:style-name="P7"><text:span text:style-name="Source_20_Text"><text:s text:c="10"/>previdenciário passou a ser feito com base na média aritmética simples de todos os salários de</text:span></text:p>
      <text:p text:style-name="P7"><text:span text:style-name="Source_20_Text"><text:s text:c="10"/>contribuição do trabalhador desde julho de 1994, corrigidos mês a mês pelo fator de atualização</text:span></text:p>
      <text:p text:style-name="P7"><text:span text:style-name="Source_20_Text"><text:s text:c="10"/>fornecido pelo governo, com base no inpc acumulado. O valor do benefício, então, será equivalente a</text:span></text:p>
      <text:p text:style-name="P7"><text:span text:style-name="Source_20_Text"><text:s text:c="10"/>60%</text:span></text:p>
      <text:p text:style-name="P7"><text:span text:style-name="Source_20_Text"><text:s text:c="10"/>da média salarial, acrescido de 2% para cada ano de contribuição que exceder o tempo mínimo de 15 ou</text:span></text:p>
      <text:p text:style-name="P7"><text:span text:style-name="Source_20_Text"><text:s text:c="10"/>20</text:span></text:p>
      <text:p text:style-name="P7"><text:span text:style-name="Source_20_Text"><text:s text:c="10"/>anos, respectivamente, se mulher ou homem.</text:span></text:p>
      <text:p text:style-name="P7"><text:span text:style-name="Source_20_Text"><text:s text:c="8"/>&lt;/p&gt;</text:span></text:p>
      <text:p text:style-name="P7"><text:span text:style-name="Source_20_Text"><text:s text:c="8"/>&lt;p&gt;&lt;i&gt;Na secção abaixo, disponibilizamos um recurso que ajudará</text:span></text:p>
      <text:p text:style-name="P7"><text:span text:style-name="Source_20_Text"><text:s text:c="12"/>o</text:span></text:p>
      <text:p text:style-name="P7"><text:span text:style-name="Source_20_Text"><text:s text:c="12"/>beneficiário da previdência a fazer uma simulação de cálculo do seu benefício, devendo para</text:span></text:p>
      <text:p text:style-name="P7"><text:span text:style-name="Source_20_Text"><text:s text:c="12"/>tanto</text:span></text:p>
      <text:p text:style-name="P7"><text:span text:style-name="Source_20_Text"><text:s text:c="12"/>preencher os dados necessários (salários de contribuição, data de nascimento e sexo) e clicar em 'Enviar</text:span></text:p>
      <text:p text:style-name="P7"><text:span text:style-name="Source_20_Text"><text:s text:c="12"/>dados e Simular'.&lt;/i&gt;&lt;/p&gt;</text:span></text:p>
      <text:p text:style-name="P7"><text:span text:style-name="Source_20_Text"><text:s text:c="6"/>&lt;/blockquote&gt;</text:span></text:p>
      <text:p text:style-name="P7"><text:span text:style-name="Source_20_Text"><text:s text:c="4"/>&lt;/div&gt;</text:span></text:p>
      <text:p text:style-name="P7"><text:span text:style-name="Source_20_Text"/></text:p>
      <text:p text:style-name="P7"><text:span text:style-name="Source_20_Text"><text:s text:c="4"/>&lt;div class="corpo"&gt;</text:span></text:p>
      <text:p text:style-name="P7"><text:span text:style-name="Source_20_Text"/></text:p>
      <text:p text:style-name="P7"><text:span text:style-name="Source_20_Text"><text:s text:c="6"/>&lt;div class="imagem"&gt;</text:span></text:p>
      <text:p text:style-name="P7"><text:span text:style-name="Source_20_Text"/></text:p>
      <text:p text:style-name="P7"><text:span text:style-name="Source_20_Text"><text:s text:c="8"/>&lt;img src="img/senhor.png" title="Simule Aqui"</text:span></text:p>
      <text:p text:style-name="P7"><text:soft-page-break/><text:span text:style-name="Source_20_Text"><text:s text:c="10"/>alt="Figura representando um idoso sorrindo com os braços apontando para o lado" class="foto"&gt;</text:span></text:p>
      <text:p text:style-name="P7"><text:span text:style-name="Source_20_Text"><text:s text:c="8"/>&lt;span&gt;&lt;button id="ver" class="typing"&gt;Simule Aqui&lt;/button&gt;&lt;/span&gt;</text:span></text:p>
      <text:p text:style-name="P7"><text:span text:style-name="Source_20_Text"><text:s text:c="6"/>&lt;/div&gt;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><text:s text:c="6"/>&lt;form id="formulario" action="/simule" method="POST"&gt;</text:span></text:p>
      <text:p text:style-name="P7"><text:span text:style-name="Source_20_Text"><text:s text:c="8"/>&lt;div class="bloco" id="bloco"&gt;</text:span></text:p>
      <text:p text:style-name="P7"><text:span text:style-name="Source_20_Text"><text:s text:c="10"/>&lt;div class="tabela" id="minhaTabela"&gt;</text:span></text:p>
      <text:p text:style-name="P7"><text:span text:style-name="Source_20_Text"/></text:p>
      <text:p text:style-name="P7"><text:span text:style-name="Source_20_Text"><text:s text:c="12"/>&lt;h2&gt;1. Informe o salário recebido correspondente ao mês/ano trabalhado&lt;br&gt;&lt;/h2&gt;</text:span></text:p>
      <text:p text:style-name="P7"><text:span text:style-name="Source_20_Text"><text:s text:c="12"/>&lt;img src="img/salario.png" alt="flaticon" width="45px"&gt;</text:span></text:p>
      <text:p text:style-name="P7"><text:span text:style-name="Source_20_Text"><text:s text:c="12"/>&lt;table&gt;</text:span></text:p>
      <text:p text:style-name="P7"><text:span text:style-name="Source_20_Text"><text:s text:c="14"/>&lt;thead&gt;</text:span></text:p>
      <text:p text:style-name="P7"><text:span text:style-name="Source_20_Text"><text:s text:c="16"/>&lt;tr&gt;</text:span></text:p>
      <text:p text:style-name="P7"><text:span text:style-name="Source_20_Text"><text:s text:c="18"/>&lt;th&gt;</text:span></text:p>
      <text:p text:style-name="P7"><text:span text:style-name="Source_20_Text"><text:s text:c="20"/>&lt;h2&gt;MÊS / ANO&lt;/h2&gt;</text:span></text:p>
      <text:p text:style-name="P7"><text:span text:style-name="Source_20_Text"><text:s text:c="18"/>&lt;/th&gt;</text:span></text:p>
      <text:p text:style-name="P7"><text:span text:style-name="Source_20_Text"><text:s text:c="18"/>&lt;th&gt;</text:span></text:p>
      <text:p text:style-name="P7"><text:span text:style-name="Source_20_Text"><text:s text:c="20"/>&lt;h2&gt;SALÁRIO (R$)&lt;/h2&gt;</text:span></text:p>
      <text:p text:style-name="P7"><text:span text:style-name="Source_20_Text"><text:s text:c="18"/>&lt;/th&gt;</text:span></text:p>
      <text:p text:style-name="P7"><text:span text:style-name="Source_20_Text"><text:s text:c="16"/>&lt;/tr&gt;</text:span></text:p>
      <text:p text:style-name="P7"><text:span text:style-name="Source_20_Text"><text:s text:c="14"/>&lt;/thead&gt;</text:span></text:p>
      <text:p text:style-name="P7"><text:span text:style-name="Source_20_Text"><text:s text:c="14"/>&lt;tbody&gt;</text:span></text:p>
      <text:p text:style-name="P7"><text:span text:style-name="Source_20_Text"><text:s text:c="16"/>&lt;% let mesAno=[]; %&gt;</text:span></text:p>
      <text:p text:style-name="P7"><text:span text:style-name="Source_20_Text"><text:s text:c="18"/>&lt;% let salario=[]; %&gt;</text:span></text:p>
      <text:p text:style-name="P7"><text:span text:style-name="Source_20_Text"><text:s text:c="20"/>&lt;% for (let i=0; i &lt; mesAno.length; i++) { %&gt;</text:span></text:p>
      <text:p text:style-name="P7"><text:span text:style-name="Source_20_Text"><text:s text:c="22"/>&lt;tr&gt;</text:span></text:p>
      <text:p text:style-name="P7"><text:span text:style-name="Source_20_Text"><text:s text:c="24"/>&lt;td&gt;&lt;input type="text" name="mesAno" value="&lt;%= mesAno[i] %&gt;"&gt;&lt;/td&gt;</text:span></text:p>
      <text:p text:style-name="P7"><text:span text:style-name="Source_20_Text"><text:s text:c="24"/>&lt;td&gt;&lt;input type="text" name="salario" value="&lt;%= salario[i] %&gt;"&gt;&lt;/td&gt;</text:span></text:p>
      <text:p text:style-name="P7"><text:span text:style-name="Source_20_Text"><text:s text:c="22"/>&lt;/tr&gt;</text:span></text:p>
      <text:p text:style-name="P7"><text:span text:style-name="Source_20_Text"><text:s text:c="22"/>&lt;% } %&gt;</text:span></text:p>
      <text:p text:style-name="P7"><text:span text:style-name="Source_20_Text"><text:s text:c="14"/>&lt;/tbody&gt;</text:span></text:p>
      <text:p text:style-name="P7"><text:span text:style-name="Source_20_Text"><text:s text:c="12"/>&lt;/table&gt;</text:span></text:p>
      <text:p text:style-name="P7"><text:span text:style-name="Source_20_Text"><text:s text:c="12"/>&lt;table id=""&gt;&lt;/table&gt;</text:span></text:p>
      <text:p text:style-name="P7"><text:span text:style-name="Source_20_Text"><text:s text:c="12"/>&lt;button type="button" id="adicionarLinha"&gt;Adicionar Linha na Tabela&lt;/button&gt;</text:span></text:p>
      <text:p text:style-name="P7"><text:span text:style-name="Source_20_Text"/></text:p>
      <text:p text:style-name="P7"><text:span text:style-name="Source_20_Text"><text:s text:c="10"/>&lt;/div&gt;</text:span></text:p>
      <text:p text:style-name="P7"><text:span text:style-name="Source_20_Text"><text:s text:c="10"/>&lt;div class="container"&gt;</text:span></text:p>
      <text:p text:style-name="P7"><text:span text:style-name="Source_20_Text"/></text:p>
      <text:p text:style-name="P7"><text:span text:style-name="Source_20_Text"><text:s text:c="12"/>&lt;h2&gt;2. Selecione o seu Gênero&lt;/h2&gt;</text:span></text:p>
      <text:p text:style-name="P7"><text:span text:style-name="Source_20_Text"><text:s text:c="12"/>&lt;img src="img/genero.png" alt="flaticon" width="45px"&gt;</text:span></text:p>
      <text:p text:style-name="P7"><text:span text:style-name="Source_20_Text"><text:s text:c="12"/>&lt;div class="escolha"&gt;</text:span></text:p>
      <text:p text:style-name="P7"><text:span text:style-name="Source_20_Text"><text:s text:c="14"/>&lt;div class="genero"&gt;</text:span></text:p>
      <text:p text:style-name="P7"><text:span text:style-name="Source_20_Text"><text:s text:c="16"/>&lt;input type="checkbox" name="genero" value="Masculino" id="masculino"</text:span></text:p>
      <text:p text:style-name="P7"><text:span text:style-name="Source_20_Text"><text:s text:c="18"/>onclick="desmarcarCheckbox('masculino')"&gt;&lt;b&gt;Masculino&lt;/b&gt;</text:span></text:p>
      <text:p text:style-name="P7"><text:span text:style-name="Source_20_Text"><text:s text:c="14"/>&lt;/div&gt;</text:span></text:p>
      <text:p text:style-name="P7"><text:span text:style-name="Source_20_Text"><text:s text:c="14"/>&lt;div class="genero"&gt;</text:span></text:p>
      <text:p text:style-name="P7"><text:span text:style-name="Source_20_Text"><text:s text:c="16"/>&lt;input type="checkbox" name="genero" value="Feminino" id="feminino"</text:span></text:p>
      <text:p text:style-name="P7"><text:span text:style-name="Source_20_Text"><text:s text:c="18"/>onclick="desmarcarCheckbox('feminino')"&gt;&lt;b&gt;Feminino&lt;/b&gt;</text:span></text:p>
      <text:p text:style-name="P7"><text:span text:style-name="Source_20_Text"><text:s text:c="14"/>&lt;/div&gt;</text:span></text:p>
      <text:p text:style-name="P7"><text:span text:style-name="Source_20_Text"/></text:p>
      <text:p text:style-name="P7"><text:span text:style-name="Source_20_Text"><text:s text:c="12"/>&lt;/div&gt;</text:span></text:p>
      <text:p text:style-name="P7"><text:span text:style-name="Source_20_Text"/></text:p>
      <text:p text:style-name="P7"><text:span text:style-name="Source_20_Text"><text:s text:c="10"/>&lt;/div&gt;</text:span></text:p>
      <text:p text:style-name="P7"><text:span text:style-name="Source_20_Text"><text:s text:c="10"/>&lt;div class="container"&gt;</text:span></text:p>
      <text:p text:style-name="P7"><text:span text:style-name="Source_20_Text"/></text:p>
      <text:p text:style-name="P7"><text:span text:style-name="Source_20_Text"><text:s text:c="12"/>&lt;h2&gt;3. Insira a sua Data de Nascimento&lt;/h2&gt;</text:span></text:p>
      <text:p text:style-name="P7"><text:soft-page-break/><text:span text:style-name="Source_20_Text"><text:s text:c="12"/>&lt;img src="img/calendario.png" alt="flaticon" width="45px"&gt;</text:span></text:p>
      <text:p text:style-name="P7"><text:span text:style-name="Source_20_Text"><text:s text:c="12"/>&lt;input type="date" class="data" name="dataNascimento"&gt;</text:span></text:p>
      <text:p text:style-name="P7"><text:span text:style-name="Source_20_Text"/></text:p>
      <text:p text:style-name="P7"><text:span text:style-name="Source_20_Text"><text:s text:c="10"/>&lt;/div&gt;</text:span></text:p>
      <text:p text:style-name="P7"><text:span text:style-name="Source_20_Text"><text:s text:c="10"/>&lt;div class="clique"&gt;</text:span></text:p>
      <text:p text:style-name="P7"><text:span text:style-name="Source_20_Text"><text:s text:c="12"/>&lt;div class="botao"&gt;</text:span></text:p>
      <text:p text:style-name="P7"><text:span text:style-name="Source_20_Text"><text:s text:c="14"/>&lt;button type="submit"&gt;Enviar dados e Simular&lt;/button&gt;</text:span></text:p>
      <text:p text:style-name="P7"><text:span text:style-name="Source_20_Text"><text:s text:c="12"/>&lt;/div&gt;</text:span></text:p>
      <text:p text:style-name="P7"><text:span text:style-name="Source_20_Text"><text:s text:c="12"/>&lt;div class="botao"&gt;</text:span></text:p>
      <text:p text:style-name="P7"><text:span text:style-name="Source_20_Text"><text:s text:c="14"/>&lt;button type="reset"&gt;Apagar Preenchimento&lt;/button&gt;</text:span></text:p>
      <text:p text:style-name="P7"><text:span text:style-name="Source_20_Text"><text:s text:c="12"/>&lt;/div&gt;</text:span></text:p>
      <text:p text:style-name="P7"><text:span text:style-name="Source_20_Text"><text:s text:c="10"/>&lt;/div&gt;</text:span></text:p>
      <text:p text:style-name="P7"><text:span text:style-name="Source_20_Text"><text:s text:c="8"/>&lt;/div&gt;</text:span></text:p>
      <text:p text:style-name="P7"><text:span text:style-name="Source_20_Text"><text:s text:c="6"/>&lt;/form&gt;</text:span></text:p>
      <text:p text:style-name="P7"><text:span text:style-name="Source_20_Text"/></text:p>
      <text:p text:style-name="P7"><text:span text:style-name="Source_20_Text"><text:s text:c="4"/>&lt;/div&gt;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><text:s text:c="2"/>&lt;/main&gt;</text:span></text:p>
      <text:p text:style-name="P7"><text:span text:style-name="Source_20_Text"/></text:p>
      <text:p text:style-name="P7"><text:span text:style-name="Source_20_Text"><text:s text:c="2"/>&lt;footer&gt;</text:span></text:p>
      <text:p text:style-name="P7"><text:span text:style-name="Source_20_Text"><text:s text:c="4"/>&lt;div class="social"&gt;</text:span></text:p>
      <text:p text:style-name="P7"><text:span text:style-name="Source_20_Text"><text:s text:c="6"/>&lt;p&gt;Nossas redes sociais:&lt;/p&gt;</text:span></text:p>
      <text:p text:style-name="P7"><text:span text:style-name="Source_20_Text"><text:s text:c="6"/>&lt;div class="redes"&gt;</text:span></text:p>
      <text:p text:style-name="P7"><text:span text:style-name="Source_20_Text"><text:s text:c="8"/>&lt;i class="fab fa-facebook"&gt;&lt;/i&gt;</text:span></text:p>
      <text:p text:style-name="P7"><text:span text:style-name="Source_20_Text"><text:s text:c="8"/>&lt;!--código para o js: &lt;font-awesome-icon :icon="['fab', 'facebook']" /&gt;--&gt;</text:span></text:p>
      <text:p text:style-name="P7"><text:span text:style-name="Source_20_Text"><text:s text:c="8"/>&lt;i class="fab fa-twitter"&gt;&lt;/i&gt;</text:span></text:p>
      <text:p text:style-name="P7"><text:span text:style-name="Source_20_Text"><text:s text:c="8"/>&lt;!--código para o js:&lt;font-awesome-icon :icon="['fab', 'twitter']" /&gt;--&gt;</text:span></text:p>
      <text:p text:style-name="P7"><text:span text:style-name="Source_20_Text"><text:s text:c="8"/>&lt;i class="fab fa-instagram-square"&gt;&lt;/i&gt;</text:span></text:p>
      <text:p text:style-name="P7"><text:span text:style-name="Source_20_Text"><text:s text:c="8"/>&lt;!--código para o js: &lt;font-awesome-icon :icon="['fab', 'square-instagram']" /&gt;--&gt;</text:span></text:p>
      <text:p text:style-name="P7"><text:span text:style-name="Source_20_Text"><text:s text:c="6"/>&lt;/div&gt;</text:span></text:p>
      <text:p text:style-name="P7"><text:span text:style-name="Source_20_Text"><text:s text:c="4"/>&lt;/div&gt;</text:span></text:p>
      <text:p text:style-name="P7"><text:span text:style-name="Source_20_Text"><text:s text:c="4"/>&lt;div class="visita"&gt;</text:span></text:p>
      <text:p text:style-name="P7"><text:span text:style-name="Source_20_Text"><text:s text:c="6"/>&lt;p&gt;Comece agora a planejar sua aposentadoria&lt;/p&gt;&lt;a href="/simule" class="consulta"&gt;simule&lt;/a&gt;</text:span></text:p>
      <text:p text:style-name="P7"><text:span text:style-name="Source_20_Text"><text:s text:c="4"/>&lt;/div&gt;</text:span></text:p>
      <text:p text:style-name="P7"><text:span text:style-name="Source_20_Text"><text:s text:c="4"/>&lt;p class="copy"&gt;&amp;copy; 2023 Previdência Aqui. Todos os direitos reservados.&lt;/p&gt;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><text:s text:c="2"/>&lt;/footer&gt;</text:span></text:p>
      <text:p text:style-name="P7"><text:span text:style-name="Source_20_Text"><text:s text:c="2"/>&lt;script src="js/simule.js"&gt;&lt;/script&gt;</text:span></text:p>
      <text:p text:style-name="P7"><text:span text:style-name="Source_20_Text"><text:s text:c="2"/>&lt;script src="js/index.js"&gt;&lt;/script&gt;</text:span></text:p>
      <text:p text:style-name="P7"><text:span text:style-name="Source_20_Text">&lt;/body&gt;</text:span></text:p>
      <text:p text:style-name="P7"><text:span text:style-name="Source_20_Text"/></text:p>
      <text:p text:style-name="P7"><text:span text:style-name="Source_20_Text">&lt;/html&gt;”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><text:span text:style-name="T12">Considerando que a parte do frontend estou utilizando </text:span></text:span><text:span text:style-name="Source_20_Text"><text:span text:style-name="T10">frontend-react com Vite e React Bootstrap </text:span></text:span><text:span text:style-name="Source_20_Text"><text:span text:style-name="T12">e arquivos com extensão jsx, </text:span></text:span><text:span text:style-name="Source_20_Text"><text:span text:style-name="T10">como ficaria o código d</text:span></text:span><text:span text:style-name="Source_20_Text"><text:span text:style-name="T12">o arquivo que irá renderizar os resultados para o usuário do processamento do backend, lembrando que a minha estrutura de frontend para esse projeto está da seguinte forma:</text:span></text:span></text:p>
      <text:p text:style-name="P8"><text:span text:style-name="T5">|</text:span><text:span text:style-name="T11">-- frontend/</text:span><text:span text:style-name="T6"> </text:span></text:p>
      <text:p text:style-name="P8"><text:span text:style-name="T5"><text:tab/>| |</text:span><text:span text:style-name="T11">-- src/</text:span><text:span text:style-name="T6"> </text:span></text:p>
      <text:p text:style-name="P8"><text:span text:style-name="T5"><text:tab/>| | |</text:span><text:span text:style-name="T11">-- components/</text:span><text:span text:style-name="T6"> </text:span><text:span text:style-name="T5">| </text:span></text:p>
      <text:p text:style-name="P8"><text:span text:style-name="T5"><text:tab/><text:tab/>| | |</text:span><text:span text:style-name="T11">-- SimulacaoForm.js</text:span><text:span text:style-name="T6"> </text:span></text:p>
      <text:p text:style-name="P8"><text:span text:style-name="T5"><text:tab/> <text:s text:c="2"/>| | | |</text:span><text:span text:style-name="T11">-- SimulacaoResult.js</text:span><text:span text:style-name="T6"> </text:span><text:span text:style-name="T5">| </text:span></text:p>
      <text:p text:style-name="P8"><text:span text:style-name="T5"/></text:p>
      <text:p text:style-name="P8"><text:soft-page-break/><text:span text:style-name="T5"><text:tab/> |</text:span><text:span text:style-name="T11">-- App.js</text:span><text:span text:style-name="T6"> </text:span></text:p>
      <text:p text:style-name="P8"><text:span text:style-name="T5"><text:tab/> <text:s/></text:span><text:span text:style-name="T7">--</text:span><text:span text:style-name="T8">App.jsx</text:span><text:span text:style-name="T7">|</text:span></text:p>
      <text:p text:style-name="P8"><text:span text:style-name="T5"><text:s text:c="4"/>| <text:s/>|</text:span><text:span text:style-name="T11">-- index.js</text:span><text:span text:style-name="T6"> </text:span><text:span text:style-name="T5">|</text:span></text:p>
      <text:p text:style-name="P8"><text:span text:style-name="T5"><text:tab/> <text:s/></text:span><text:span text:style-name="T7">--</text:span><text:span text:style-name="T8">main.jsx</text:span><text:span text:style-name="T7"><text:tab/><text:tab/>-</text:span><text:span text:style-name="T5"> </text:span></text:p>
      <text:p text:style-name="P8"><text:span text:style-name="T5">| | |</text:span><text:span text:style-name="T11">-- package.json</text:span><text:span text:style-name="T6"> </text:span></text:p>
      <text:p text:style-name="P8"><text:span text:style-name="T5"><text:s text:c="2"/>| |</text:span><text:span text:style-name="T11">-- node_modules/</text:span><text:span text:style-name="T6"> </text:span><text:span text:style-name="T5">|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Source_20_Text"><text:span text:style-name="T5"><text:s/>|</text:span></text:span><text:span text:style-name="Source_20_Text"><text:span text:style-name="T11">-- package.json (root-level)</text:span></text:span><text:span text:style-name="Source_20_Text"> <text:s/>“</text:span></text:p>
      <text:p text:style-name="P8"><text:span text:style-name="Source_20_Text"/></text:p>
      <text:p text:style-name="P8"><text:span text:style-name="Source_20_Text"/></text:p>
      <text:p text:style-name="P7"><text:span text:style-name="Source_20_Text"><text:span text:style-name="T2">Você poderia me ajudar a definir em que arquivo devem ficar esses códigos e a sua composição em </text:span></text:span><text:span text:style-name="Source_20_Text"><text:span text:style-name="T4">frontend-react com Vite e React Bootstrap </text:span></text:span><text:span text:style-name="Source_20_Text"><text:span text:style-name="T3">e arquivos com extensão jsx?</text:span></text:span></text:p>
      <text:p text:style-name="P2"/>
      <text:p text:style-name="P5"/>
      <text:p text:style-name="P5">.............………………………………………………………………………………………………<text:span text:style-name="T13">..</text:span></text:p>
      <text:p text:style-name="P5"/>
      <text:p text:style-name="P10"><text:span text:style-name="T13">Para dar continuidade nesse projeto </text:span>est<text:span text:style-name="T13">ou</text:span> enfrentando um erro de sintaxe. <text:span text:style-name="T13">Às vezes, parece que o</text:span> módulo solicitado <text:span text:style-name="T13">no arquivo ’</text:span>simulacaoControllers.js’ não fornece uma exportação com o nome ‘default’ ou ‘SimulacaoBeneficio’, <text:span text:style-name="T13">por outro lado, parece que às vezes </text:span><text:span text:style-name="T14">a</text:span><text:span text:style-name="T13"> </text:span>classe <text:span text:style-name="Source_20_Text"><text:span text:style-name="T11">SimulacaoBeneficio</text:span></text:span> já foi declarada em algum lugar do código e não pode ser declarada novament<text:span text:style-name="T14">e, o fato é que não estou conseguindo avançar nessa etapa.</text:span></text:p>
      <text:p text:style-name="P10"/>
      <text:p text:style-name="P10"><text:span text:style-name="T14">Dessa forma, vou compartilhar os componentes dos dois arquivos: ‘simulacaoControllers.js’ e ‘SimulacaoBeneficio.js’. Por favor, analise ambos e verifique a melhor forma de ambos interagirem sem que haja apontamentos de erros:</text:span></text:p>
      <text:p text:style-name="P10"/>
      <text:p text:style-name="P13">configuração do arquivo <text:s/>‘simulacaoControllers.js’:</text:p>
      <text:p text:style-name="P12"/>
      <text:p text:style-name="P16"><text:span text:style-name="T15">import</text:span><text:span text:style-name="T16"> express </text:span><text:span text:style-name="T15">from</text:span><text:span text:style-name="T16"> </text:span><text:span text:style-name="T17">'express'</text:span><text:span text:style-name="T16">;</text:span></text:p>
      <text:p text:style-name="P14"><text:span text:style-name="T15">import</text:span><text:span text:style-name="T16"> SimulacaoBeneficio </text:span><text:span text:style-name="T15">from</text:span><text:span text:style-name="T16"> </text:span><text:span text:style-name="T17">'../models/SimulacaoBeneficio.js'</text:span><text:span text:style-name="T16">;</text:span></text:p>
      <text:p text:style-name="P14"><text:span text:style-name="T15">const</text:span><text:span text:style-name="T16"> router = express.Router();</text:span></text:p>
      <text:p text:style-name="P14"><text:span text:style-name="T15">const</text:span><text:span text:style-name="T16"> simulacaoModel = </text:span><text:span text:style-name="T15">new</text:span><text:span text:style-name="T16"> SimulacaoBeneficio();</text:span></text:p>
      <text:p text:style-name="Standard"/>
      <text:p text:style-name="P17">// Rota para criar uma nova simulação</text:p>
      <text:p text:style-name="P14"><text:span text:style-name="T16">router.post(</text:span><text:span text:style-name="T17">'/simulacoes'</text:span><text:span text:style-name="T16">, </text:span><text:span text:style-name="T15">async</text:span><text:span text:style-name="T16"> (req, res) </text:span><text:span text:style-name="T15">=&gt;</text:span><text:span text:style-name="T16"> {</text:span></text:p>
      <text:p text:style-name="P14"><text:span text:style-name="T16">  </text:span><text:span text:style-name="T15">try</text:span><text:span text:style-name="T16"> {</text:span></text:p>
      <text:p text:style-name="P14"><text:span text:style-name="T16">    </text:span><text:span text:style-name="T15">const</text:span><text:span text:style-name="T16"> simulacao = req.body; </text:span><text:span text:style-name="T18">// Certifique-se de que o corpo da solicitação contém os dados da simulação</text:span></text:p>
      <text:p text:style-name="P14"><text:span text:style-name="T16">    </text:span><text:span text:style-name="T15">const</text:span><text:span text:style-name="T16"> result = </text:span><text:span text:style-name="T15">await</text:span><text:span text:style-name="T16"> simulacaoModel.criar(simulacao);</text:span></text:p>
      <text:p text:style-name="P19">    res.json(result);</text:p>
      <text:p text:style-name="P14"><text:span text:style-name="T16">  } </text:span><text:span text:style-name="T15">catch</text:span><text:span text:style-name="T16"> (error) {</text:span></text:p>
      <text:p text:style-name="P14"><text:span text:style-name="T16">    res.status(</text:span><text:span text:style-name="T19">500</text:span><text:span text:style-name="T16">).json({ success: </text:span><text:span text:style-name="T15">false</text:span><text:span text:style-name="T16">, message: </text:span><text:span text:style-name="T17">'Erro ao criar a simulação.'</text:span><text:span text:style-name="T16">, error: error.message });</text:span></text:p>
      <text:p text:style-name="P19">  }</text:p>
      <text:p text:style-name="P19">});</text:p>
      <text:p text:style-name="Standard"/>
      <text:p text:style-name="P17">// Rota para obter todas as simulações</text:p>
      <text:p text:style-name="P14"><text:span text:style-name="T16">router.get(</text:span><text:span text:style-name="T17">'/simulacoes'</text:span><text:span text:style-name="T16">, </text:span><text:span text:style-name="T15">async</text:span><text:span text:style-name="T16"> (req, res) </text:span><text:span text:style-name="T15">=&gt;</text:span><text:span text:style-name="T16"> {</text:span></text:p>
      <text:p text:style-name="P14"><text:soft-page-break/><text:span text:style-name="T16">  </text:span><text:span text:style-name="T15">try</text:span><text:span text:style-name="T16"> {</text:span></text:p>
      <text:p text:style-name="P14"><text:span text:style-name="T16">    </text:span><text:span text:style-name="T15">const</text:span><text:span text:style-name="T16"> result = </text:span><text:span text:style-name="T15">await</text:span><text:span text:style-name="T16"> simulacaoModel.listarTodos();</text:span></text:p>
      <text:p text:style-name="P19">    res.json(result);</text:p>
      <text:p text:style-name="P14"><text:span text:style-name="T16">  } </text:span><text:span text:style-name="T15">catch</text:span><text:span text:style-name="T16"> (error) {</text:span></text:p>
      <text:p text:style-name="P14"><text:span text:style-name="T16">    res.status(</text:span><text:span text:style-name="T19">500</text:span><text:span text:style-name="T16">).json({ success: </text:span><text:span text:style-name="T15">false</text:span><text:span text:style-name="T16">, message: </text:span><text:span text:style-name="T17">'Erro ao listar as simulações.'</text:span><text:span text:style-name="T16">, error: error.message });</text:span></text:p>
      <text:p text:style-name="P19">  }</text:p>
      <text:p text:style-name="P19">});</text:p>
      <text:p text:style-name="Standard"/>
      <text:p text:style-name="P17">// Rota para obter uma simulação pelo ID</text:p>
      <text:p text:style-name="P14"><text:span text:style-name="T16">router.get(</text:span><text:span text:style-name="T17">'/simulacoes/:id'</text:span><text:span text:style-name="T16">, </text:span><text:span text:style-name="T15">async</text:span><text:span text:style-name="T16"> (req, res) </text:span><text:span text:style-name="T15">=&gt;</text:span><text:span text:style-name="T16"> {</text:span></text:p>
      <text:p text:style-name="P14"><text:span text:style-name="T16">  </text:span><text:span text:style-name="T15">try</text:span><text:span text:style-name="T16"> {</text:span></text:p>
      <text:p text:style-name="P14"><text:span text:style-name="T16">    </text:span><text:span text:style-name="T15">const</text:span><text:span text:style-name="T16"> id = req.params.id;</text:span></text:p>
      <text:p text:style-name="P14"><text:span text:style-name="T16">    </text:span><text:span text:style-name="T15">const</text:span><text:span text:style-name="T16"> result = </text:span><text:span text:style-name="T15">await</text:span><text:span text:style-name="T16"> simulacaoModel.consultarPorId(id);</text:span></text:p>
      <text:p text:style-name="P19">    res.json(result);</text:p>
      <text:p text:style-name="P14"><text:span text:style-name="T16">  } </text:span><text:span text:style-name="T15">catch</text:span><text:span text:style-name="T16"> (error) {</text:span></text:p>
      <text:p text:style-name="P14"><text:span text:style-name="T16">    res.status(</text:span><text:span text:style-name="T19">500</text:span><text:span text:style-name="T16">).json({ success: </text:span><text:span text:style-name="T15">false</text:span><text:span text:style-name="T16">, message: </text:span><text:span text:style-name="T17">'Erro ao obter a simulação.'</text:span><text:span text:style-name="T16">, error: error.message });</text:span></text:p>
      <text:p text:style-name="P19">  }</text:p>
      <text:p text:style-name="P19">});</text:p>
      <text:p text:style-name="Standard"/>
      <text:p text:style-name="P17">// Rota para excluir uma simulação pelo ID</text:p>
      <text:p text:style-name="P14"><text:span text:style-name="T16">router.delete(</text:span><text:span text:style-name="T17">'/simulacoes/:id'</text:span><text:span text:style-name="T16">, </text:span><text:span text:style-name="T15">async</text:span><text:span text:style-name="T16"> (req, res) </text:span><text:span text:style-name="T15">=&gt;</text:span><text:span text:style-name="T16"> {</text:span></text:p>
      <text:p text:style-name="P14"><text:span text:style-name="T16">  </text:span><text:span text:style-name="T15">try</text:span><text:span text:style-name="T16"> {</text:span></text:p>
      <text:p text:style-name="P14"><text:span text:style-name="T16">    </text:span><text:span text:style-name="T15">const</text:span><text:span text:style-name="T16"> id = req.params.id;</text:span></text:p>
      <text:p text:style-name="P14"><text:span text:style-name="T16">    </text:span><text:span text:style-name="T15">const</text:span><text:span text:style-name="T16"> result = </text:span><text:span text:style-name="T15">await</text:span><text:span text:style-name="T16"> simulacaoModel.deletar(id);</text:span></text:p>
      <text:p text:style-name="P19">    res.json(result);</text:p>
      <text:p text:style-name="P14"><text:span text:style-name="T16">  } </text:span><text:span text:style-name="T15">catch</text:span><text:span text:style-name="T16"> (error) {</text:span></text:p>
      <text:p text:style-name="P14"><text:span text:style-name="T16">    res.status(</text:span><text:span text:style-name="T19">500</text:span><text:span text:style-name="T16">).json({ success: </text:span><text:span text:style-name="T15">false</text:span><text:span text:style-name="T16">, message: </text:span><text:span text:style-name="T17">'Erro ao excluir a simulação.'</text:span><text:span text:style-name="T16">, error: error.message });</text:span></text:p>
      <text:p text:style-name="P19">  }</text:p>
      <text:p text:style-name="P19">});</text:p>
      <text:p text:style-name="Standard"/>
      <text:p text:style-name="P14"><text:span text:style-name="T15">export</text:span><text:span text:style-name="T16"> </text:span><text:span text:style-name="T15">default</text:span><text:span text:style-name="T16"> router;</text:span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21">configuração do arquivo <text:s/>‘SimulacaoBeneficio.js’:</text:p>
      <text:p text:style-name="P15"/>
      <text:p text:style-name="P14"><text:span text:style-name="T15">const</text:span><text:span text:style-name="T16"> mysql = require(</text:span><text:span text:style-name="T17">'mysql2/promise'</text:span><text:span text:style-name="T16">);</text:span></text:p>
      <text:p text:style-name="P14"><text:span text:style-name="T15">class</text:span><text:span text:style-name="T16"> SimulacaoBeneficio {</text:span></text:p>
      <text:p text:style-name="P14"><text:span text:style-name="T16">  </text:span><text:span text:style-name="T15">constructor</text:span><text:span text:style-name="T16">() {</text:span></text:p>
      <text:p text:style-name="P14"><text:span text:style-name="T16">    </text:span><text:span text:style-name="T15">this</text:span><text:span text:style-name="T16">.connection = mysql.createPool({</text:span></text:p>
      <text:p text:style-name="P14"><text:span text:style-name="T16">      host: </text:span><text:span text:style-name="T17">'localhost'</text:span><text:span text:style-name="T16">,</text:span></text:p>
      <text:p text:style-name="P14"><text:span text:style-name="T16">      user: </text:span><text:span text:style-name="T17">'root'</text:span><text:span text:style-name="T16">,</text:span></text:p>
      <text:p text:style-name="P14"><text:span text:style-name="T16">      password: </text:span><text:span text:style-name="T17">''</text:span><text:span text:style-name="T16">,</text:span></text:p>
      <text:p text:style-name="P14"><text:span text:style-name="T16">      database: </text:span><text:span text:style-name="T17">'previdenciaaquidb'</text:span></text:p>
      <text:p text:style-name="P19">    });</text:p>
      <text:p text:style-name="P19">  }</text:p>
      <text:p text:style-name="Standard"/>
      <text:p text:style-name="P14"><text:span text:style-name="T16">  </text:span><text:span text:style-name="T15">async</text:span><text:span text:style-name="T16"> criar(simulacao) {</text:span></text:p>
      <text:p text:style-name="P14"><text:span text:style-name="T16">    </text:span><text:span text:style-name="T15">try</text:span><text:span text:style-name="T16"> {</text:span></text:p>
      <text:p text:style-name="P14"><text:soft-page-break/><text:span text:style-name="T16">      </text:span><text:span text:style-name="T15">const</text:span><text:span text:style-name="T16"> sql = </text:span><text:span text:style-name="T17">`INSERT INTO simulacao_beneficio (tempo_contribuicao_mes, idade_aposentadoria, mes_aposentadoria, ano_aposentadoria, tempo_contribuicao_pendente_mes) VALUES (?, ?, ?, ?, ?)`</text:span><text:span text:style-name="T16">;</text:span></text:p>
      <text:p text:style-name="P14"><text:span text:style-name="T16">      </text:span><text:span text:style-name="T15">const</text:span><text:span text:style-name="T16"> values = [</text:span></text:p>
      <text:p text:style-name="P19">        simulacao.tempoContribuicaoMes,</text:p>
      <text:p text:style-name="P19">        simulacao.idadeAposentadoria,</text:p>
      <text:p text:style-name="P19">        simulacao.mesAposentadoria,</text:p>
      <text:p text:style-name="P19">        simulacao.anoAposentadoria,</text:p>
      <text:p text:style-name="P19">        simulacao.tempoContribuicaoPendenteMes,</text:p>
      <text:p text:style-name="P19">      ];</text:p>
      <text:p text:style-name="Standard"/>
      <text:p text:style-name="P14"><text:span text:style-name="T16">      </text:span><text:span text:style-name="T15">const</text:span><text:span text:style-name="T16"> [rows] = </text:span><text:span text:style-name="T15">await</text:span><text:span text:style-name="T16"> </text:span><text:span text:style-name="T15">this</text:span><text:span text:style-name="T16">.connection.execute(sql, values);</text:span></text:p>
      <text:p text:style-name="Standard"/>
      <text:p text:style-name="P14"><text:span text:style-name="T16">      </text:span><text:span text:style-name="T15">if</text:span><text:span text:style-name="T16"> (rows.affectedRows === </text:span><text:span text:style-name="T19">1</text:span><text:span text:style-name="T16">) {</text:span></text:p>
      <text:p text:style-name="P14"><text:span text:style-name="T16">        </text:span><text:span text:style-name="T15">return</text:span><text:span text:style-name="T16"> { success: </text:span><text:span text:style-name="T15">true</text:span><text:span text:style-name="T16">, message: </text:span><text:span text:style-name="T17">'Registro criado com sucesso.'</text:span><text:span text:style-name="T16"> };</text:span></text:p>
      <text:p text:style-name="P14"><text:span text:style-name="T16">      } </text:span><text:span text:style-name="T15">else</text:span><text:span text:style-name="T16"> {</text:span></text:p>
      <text:p text:style-name="P14"><text:span text:style-name="T16">        </text:span><text:span text:style-name="T15">return</text:span><text:span text:style-name="T16"> { success: </text:span><text:span text:style-name="T15">false</text:span><text:span text:style-name="T16">, message: </text:span><text:span text:style-name="T17">'Não foi possível criar o registro.'</text:span><text:span text:style-name="T16"> };</text:span></text:p>
      <text:p text:style-name="P19">      }</text:p>
      <text:p text:style-name="P14"><text:span text:style-name="T16">    } </text:span><text:span text:style-name="T15">catch</text:span><text:span text:style-name="T16"> (error) {</text:span></text:p>
      <text:p text:style-name="P14"><text:span text:style-name="T16">      </text:span><text:span text:style-name="T15">return</text:span><text:span text:style-name="T16"> { success: </text:span><text:span text:style-name="T15">false</text:span><text:span text:style-name="T16">, message: </text:span><text:span text:style-name="T17">'Erro ao criar o registro.'</text:span><text:span text:style-name="T16">, error };</text:span></text:p>
      <text:p text:style-name="P19">    }</text:p>
      <text:p text:style-name="P19">  }</text:p>
      <text:p text:style-name="Standard"/>
      <text:p text:style-name="P14"><text:span text:style-name="T16">  </text:span><text:span text:style-name="T15">async</text:span><text:span text:style-name="T16"> listarTodos() {</text:span></text:p>
      <text:p text:style-name="P14"><text:span text:style-name="T16">    </text:span><text:span text:style-name="T15">try</text:span><text:span text:style-name="T16"> {</text:span></text:p>
      <text:p text:style-name="P14"><text:span text:style-name="T16">      </text:span><text:span text:style-name="T15">const</text:span><text:span text:style-name="T16"> sql = </text:span><text:span text:style-name="T17">`SELECT * FROM simulacao_beneficio`</text:span><text:span text:style-name="T16">;</text:span></text:p>
      <text:p text:style-name="P14"><text:span text:style-name="T16">      </text:span><text:span text:style-name="T15">const</text:span><text:span text:style-name="T16"> [rows] = </text:span><text:span text:style-name="T15">await</text:span><text:span text:style-name="T16"> </text:span><text:span text:style-name="T15">this</text:span><text:span text:style-name="T16">.connection.query(sql);</text:span></text:p>
      <text:p text:style-name="Standard"/>
      <text:p text:style-name="P14"><text:span text:style-name="T16">      </text:span><text:span text:style-name="T15">return</text:span><text:span text:style-name="T16"> { success: </text:span><text:span text:style-name="T15">true</text:span><text:span text:style-name="T16">, data: rows };</text:span></text:p>
      <text:p text:style-name="P14"><text:span text:style-name="T16">    } </text:span><text:span text:style-name="T15">catch</text:span><text:span text:style-name="T16"> (error) {</text:span></text:p>
      <text:p text:style-name="P14"><text:span text:style-name="T16">      </text:span><text:span text:style-name="T15">return</text:span><text:span text:style-name="T16"> { success: </text:span><text:span text:style-name="T15">false</text:span><text:span text:style-name="T16">, message: </text:span><text:span text:style-name="T17">'Erro ao listar os registros.'</text:span><text:span text:style-name="T16">, error };</text:span></text:p>
      <text:p text:style-name="P19">    }</text:p>
      <text:p text:style-name="P19">  }</text:p>
      <text:p text:style-name="Standard"/>
      <text:p text:style-name="P14"><text:span text:style-name="T16">  </text:span><text:span text:style-name="T15">async</text:span><text:span text:style-name="T16"> consultarPorId(id) {</text:span></text:p>
      <text:p text:style-name="P14"><text:span text:style-name="T16">    </text:span><text:span text:style-name="T15">try</text:span><text:span text:style-name="T16"> {</text:span></text:p>
      <text:p text:style-name="P14"><text:span text:style-name="T16">      </text:span><text:span text:style-name="T15">const</text:span><text:span text:style-name="T16"> sql = </text:span><text:span text:style-name="T17">`SELECT * FROM simulacao_beneficio WHERE id = ?`</text:span><text:span text:style-name="T16">;</text:span></text:p>
      <text:p text:style-name="P14"><text:span text:style-name="T16">      </text:span><text:span text:style-name="T15">const</text:span><text:span text:style-name="T16"> [rows] = </text:span><text:span text:style-name="T15">await</text:span><text:span text:style-name="T16"> </text:span><text:span text:style-name="T15">this</text:span><text:span text:style-name="T16">.connection.execute(sql, [id]);</text:span></text:p>
      <text:p text:style-name="Standard"/>
      <text:p text:style-name="P14"><text:span text:style-name="T16">      </text:span><text:span text:style-name="T15">if</text:span><text:span text:style-name="T16"> (rows.length === </text:span><text:span text:style-name="T19">1</text:span><text:span text:style-name="T16">) {</text:span></text:p>
      <text:p text:style-name="P14"><text:span text:style-name="T16">        </text:span><text:span text:style-name="T15">return</text:span><text:span text:style-name="T16"> { success: </text:span><text:span text:style-name="T15">true</text:span><text:span text:style-name="T16">, data: rows[</text:span><text:span text:style-name="T19">0</text:span><text:span text:style-name="T16">] };</text:span></text:p>
      <text:p text:style-name="P14"><text:span text:style-name="T16">      } </text:span><text:span text:style-name="T15">else</text:span><text:span text:style-name="T16"> {</text:span></text:p>
      <text:p text:style-name="P14"><text:span text:style-name="T16">        </text:span><text:span text:style-name="T15">return</text:span><text:span text:style-name="T16"> { success: </text:span><text:span text:style-name="T15">false</text:span><text:span text:style-name="T16">, message: </text:span><text:span text:style-name="T17">'Registro não encontrado.'</text:span><text:span text:style-name="T16"> };</text:span></text:p>
      <text:p text:style-name="P19">      }</text:p>
      <text:p text:style-name="P14"><text:span text:style-name="T16">    } </text:span><text:span text:style-name="T15">catch</text:span><text:span text:style-name="T16"> (error) {</text:span></text:p>
      <text:p text:style-name="P14"><text:span text:style-name="T16">      </text:span><text:span text:style-name="T15">return</text:span><text:span text:style-name="T16"> { success: </text:span><text:span text:style-name="T15">false</text:span><text:span text:style-name="T16">, message: </text:span><text:span text:style-name="T17">'Erro ao consultar o registro.'</text:span><text:span text:style-name="T16">, error };</text:span></text:p>
      <text:p text:style-name="P19">    }</text:p>
      <text:p text:style-name="P19">  }</text:p>
      <text:p text:style-name="Standard"/>
      <text:p text:style-name="P14"><text:span text:style-name="T16">  </text:span><text:span text:style-name="T15">async</text:span><text:span text:style-name="T16"> deletar(id) {</text:span></text:p>
      <text:p text:style-name="P14"><text:span text:style-name="T16">    </text:span><text:span text:style-name="T15">try</text:span><text:span text:style-name="T16"> {</text:span></text:p>
      <text:p text:style-name="P14"><text:span text:style-name="T16">      </text:span><text:span text:style-name="T15">const</text:span><text:span text:style-name="T16"> sql = </text:span><text:span text:style-name="T17">`DELETE FROM simulacao_beneficio WHERE id = ?`</text:span><text:span text:style-name="T16">;</text:span></text:p>
      <text:p text:style-name="P14"><text:soft-page-break/><text:span text:style-name="T16">      </text:span><text:span text:style-name="T15">const</text:span><text:span text:style-name="T16"> [rows] = </text:span><text:span text:style-name="T15">await</text:span><text:span text:style-name="T16"> </text:span><text:span text:style-name="T15">this</text:span><text:span text:style-name="T16">.connection.execute(sql, [id]);</text:span></text:p>
      <text:p text:style-name="Standard"/>
      <text:p text:style-name="P14"><text:span text:style-name="T16">      </text:span><text:span text:style-name="T15">if</text:span><text:span text:style-name="T16"> (rows.affectedRows === </text:span><text:span text:style-name="T19">1</text:span><text:span text:style-name="T16">) {</text:span></text:p>
      <text:p text:style-name="P14"><text:span text:style-name="T16">        </text:span><text:span text:style-name="T15">return</text:span><text:span text:style-name="T16"> { success: </text:span><text:span text:style-name="T15">true</text:span><text:span text:style-name="T16">, message: </text:span><text:span text:style-name="T17">'Registro deletado com sucesso.'</text:span><text:span text:style-name="T16"> };</text:span></text:p>
      <text:p text:style-name="P14"><text:span text:style-name="T16">      } </text:span><text:span text:style-name="T15">else</text:span><text:span text:style-name="T16"> {</text:span></text:p>
      <text:p text:style-name="P14"><text:span text:style-name="T16">        </text:span><text:span text:style-name="T15">return</text:span><text:span text:style-name="T16"> { success: </text:span><text:span text:style-name="T15">false</text:span><text:span text:style-name="T16">, message: </text:span><text:span text:style-name="T17">'Registro não encontrado.'</text:span><text:span text:style-name="T16"> };</text:span></text:p>
      <text:p text:style-name="P19">      }</text:p>
      <text:p text:style-name="P14"><text:span text:style-name="T16">    } </text:span><text:span text:style-name="T15">catch</text:span><text:span text:style-name="T16"> (error) {</text:span></text:p>
      <text:p text:style-name="P14"><text:span text:style-name="T16">      </text:span><text:span text:style-name="T15">return</text:span><text:span text:style-name="T16"> { success: </text:span><text:span text:style-name="T15">false</text:span><text:span text:style-name="T16">, message: </text:span><text:span text:style-name="T17">'Erro ao deletar o registro.'</text:span><text:span text:style-name="T16">, error };</text:span></text:p>
      <text:p text:style-name="P19">    }</text:p>
      <text:p text:style-name="P19">  }</text:p>
      <text:p text:style-name="P19">}</text:p>
      <text:p text:style-name="Standard"/>
      <text:p text:style-name="P19">module.exports = SimulacaoBeneficio;</text:p>
      <text:p text:style-name="P15"/>
      <text:p text:style-name="P12"/>
      <text:p text:style-name="P12">…………………………………………………………………………………………………………</text:p>
      <text:p text:style-name="P12"/>
      <text:p text:style-name="P11"><text:span text:style-name="T20">Já fiz tudo ao meu alcance mas parece que as configurações do projeto dessa api parecem corretos. De qualquer forma, com a manutenção desse erro não há como </text:span><text:span text:style-name="T13">dar continuidade nesse projeto, </text:span><text:span text:style-name="T20">sendo assim, vou compartilhar as configurações de todos os arquivos do projeto para você analisá-los e ver se consegue descobrir alguma inconsistência:</text:span></text:p>
      <text:p text:style-name="P11"/>
      <text:p text:style-name="P22">configuração do arquivo <text:s/>‘<text:span text:style-name="T20">server</text:span>.js’ <text:span text:style-name="T20">que encontra-se na raiz do projeto</text:span>:</text:p>
      <text:p text:style-name="P22"/>
      <text:p text:style-name="P23"><text:span text:style-name="T15">import</text:span><text:span text:style-name="T16"> express </text:span><text:span text:style-name="T15">from</text:span><text:span text:style-name="T16"> </text:span><text:span text:style-name="T17">'express'</text:span><text:span text:style-name="T16">;</text:span></text:p>
      <text:p text:style-name="P14"><text:span text:style-name="T15">import</text:span><text:span text:style-name="T16"> cors </text:span><text:span text:style-name="T15">from</text:span><text:span text:style-name="T16"> </text:span><text:span text:style-name="T17">'cors'</text:span><text:span text:style-name="T16">;</text:span></text:p>
      <text:p text:style-name="P14"><text:span text:style-name="T15">import</text:span><text:span text:style-name="T16"> bodyParser </text:span><text:span text:style-name="T15">from</text:span><text:span text:style-name="T16"> </text:span><text:span text:style-name="T17">'body-parser'</text:span><text:span text:style-name="T16">;</text:span></text:p>
      <text:p text:style-name="P14"><text:span text:style-name="T15">import</text:span><text:span text:style-name="T16"> morgan </text:span><text:span text:style-name="T15">from</text:span><text:span text:style-name="T16"> </text:span><text:span text:style-name="T17">'morgan'</text:span><text:span text:style-name="T16">;</text:span></text:p>
      <text:p text:style-name="P14"><text:span text:style-name="T15">import</text:span><text:span text:style-name="T16"> simulacaoRoutes </text:span><text:span text:style-name="T15">from</text:span><text:span text:style-name="T16"> </text:span><text:span text:style-name="T17">'./src/routes/simulacaoRoutes.js'</text:span><text:span text:style-name="T16">;</text:span></text:p>
      <text:p text:style-name="Standard"/>
      <text:p text:style-name="P14"><text:span text:style-name="T15">const</text:span><text:span text:style-name="T16"> app = express();</text:span></text:p>
      <text:p text:style-name="Standard"/>
      <text:p text:style-name="P17">// Middlewares</text:p>
      <text:p text:style-name="P19">app.use(cors());</text:p>
      <text:p text:style-name="P19">app.use(bodyParser.json());</text:p>
      <text:p text:style-name="P14"><text:span text:style-name="T16">app.use(morgan(</text:span><text:span text:style-name="T17">'combined'</text:span><text:span text:style-name="T16">));</text:span></text:p>
      <text:p text:style-name="Standard"/>
      <text:p text:style-name="P17">// Rotas</text:p>
      <text:p text:style-name="P14"><text:span text:style-name="T16">app.use(</text:span><text:span text:style-name="T17">'/api'</text:span><text:span text:style-name="T16">, simulacaoRoutes); </text:span><text:span text:style-name="T18">// Defina um prefixo de rota "/api" para todas as rotas</text:span></text:p>
      <text:p text:style-name="Standard"/>
      <text:p text:style-name="P17">// Porta para o servidor</text:p>
      <text:p text:style-name="P14"><text:span text:style-name="T15">const</text:span><text:span text:style-name="T16"> port = process.env.PORT || </text:span><text:span text:style-name="T19">3000</text:span><text:span text:style-name="T16">;</text:span></text:p>
      <text:p text:style-name="P14"><text:span text:style-name="T16">app.listen(port, () </text:span><text:span text:style-name="T15">=&gt;</text:span><text:span text:style-name="T16"> {</text:span></text:p>
      <text:p text:style-name="P14"><text:span text:style-name="T16">  console.log(</text:span><text:span text:style-name="T17">`Servidor rodando na porta </text:span><text:span text:style-name="T15">${</text:span><text:span text:style-name="T16">port</text:span><text:span text:style-name="T15">}</text:span><text:span text:style-name="T17">`</text:span><text:span text:style-name="T16">);</text:span></text:p>
      <text:p text:style-name="P19">});</text:p>
      <text:p text:style-name="P15"/>
      <text:p text:style-name="P22"/>
      <text:p text:style-name="P22">configuração do arquivo <text:s/>‘package.json’ <text:span text:style-name="T20">que também encontra-se na raiz do projeto</text:span>:</text:p>
      <text:p text:style-name="P22"/>
      <text:p text:style-name="P20">{</text:p>
      <text:p text:style-name="P14"><text:span text:style-name="T16">  </text:span><text:span text:style-name="T21">"name"</text:span><text:span text:style-name="T16">: </text:span><text:span text:style-name="T17">"api"</text:span><text:span text:style-name="T16">,</text:span></text:p>
      <text:p text:style-name="P14"><text:soft-page-break/><text:span text:style-name="T16">  </text:span><text:span text:style-name="T21">"version"</text:span><text:span text:style-name="T16">: </text:span><text:span text:style-name="T17">"0.0.1"</text:span><text:span text:style-name="T16">,</text:span></text:p>
      <text:p text:style-name="P14"><text:span text:style-name="T16">  </text:span><text:span text:style-name="T21">"description"</text:span><text:span text:style-name="T16">: </text:span><text:span text:style-name="T17">"Api do nosso projeto CashWise. Feito com express seguindo o modelo MVC com programação modular."</text:span><text:span text:style-name="T16">,</text:span></text:p>
      <text:p text:style-name="P14"><text:span text:style-name="T16">  </text:span><text:span text:style-name="T21">"main"</text:span><text:span text:style-name="T16">: </text:span><text:span text:style-name="T17">"server.js"</text:span><text:span text:style-name="T16">,</text:span></text:p>
      <text:p text:style-name="P14"><text:span text:style-name="T16">  </text:span><text:span text:style-name="T21">"type"</text:span><text:span text:style-name="T16">: </text:span><text:span text:style-name="T17">"module"</text:span><text:span text:style-name="T16">,</text:span></text:p>
      <text:p text:style-name="P14"><text:span text:style-name="T16">  </text:span><text:span text:style-name="T21">"scripts"</text:span><text:span text:style-name="T16">: {</text:span></text:p>
      <text:p text:style-name="P14"><text:span text:style-name="T16">    </text:span><text:span text:style-name="T21">"test"</text:span><text:span text:style-name="T16">: </text:span><text:span text:style-name="T17">"echo \"Error: no test specified\" &amp;&amp; exit 1"</text:span><text:span text:style-name="T16">,</text:span></text:p>
      <text:p text:style-name="P14"><text:span text:style-name="T16">    </text:span><text:span text:style-name="T21">"dev"</text:span><text:span text:style-name="T16">: </text:span><text:span text:style-name="T17">"node server.js"</text:span></text:p>
      <text:p text:style-name="P19">  },</text:p>
      <text:p text:style-name="P14"><text:span text:style-name="T16">  </text:span><text:span text:style-name="T21">"keywords"</text:span><text:span text:style-name="T16">: [</text:span></text:p>
      <text:p text:style-name="P14"><text:span text:style-name="T16">    </text:span><text:span text:style-name="T17">"express"</text:span><text:span text:style-name="T16">,</text:span></text:p>
      <text:p text:style-name="P14"><text:span text:style-name="T16">    </text:span><text:span text:style-name="T17">"mysql2"</text:span><text:span text:style-name="T16">,</text:span></text:p>
      <text:p text:style-name="P14"><text:span text:style-name="T16">    </text:span><text:span text:style-name="T17">"mvc"</text:span><text:span text:style-name="T16">,</text:span></text:p>
      <text:p text:style-name="P14"><text:span text:style-name="T16">    </text:span><text:span text:style-name="T17">"api"</text:span><text:span text:style-name="T16">,</text:span></text:p>
      <text:p text:style-name="P14"><text:span text:style-name="T16">    </text:span><text:span text:style-name="T17">"node"</text:span><text:span text:style-name="T16">,</text:span></text:p>
      <text:p text:style-name="P14"><text:span text:style-name="T16">    </text:span><text:span text:style-name="T17">"json"</text:span></text:p>
      <text:p text:style-name="P19">  ],</text:p>
      <text:p text:style-name="P14"><text:span text:style-name="T16">  </text:span><text:span text:style-name="T21">"author"</text:span><text:span text:style-name="T16">: </text:span><text:span text:style-name="T17">""</text:span><text:span text:style-name="T16">,</text:span></text:p>
      <text:p text:style-name="P14"><text:span text:style-name="T16">  </text:span><text:span text:style-name="T21">"license"</text:span><text:span text:style-name="T16">: </text:span><text:span text:style-name="T17">"ISC"</text:span><text:span text:style-name="T16">,</text:span></text:p>
      <text:p text:style-name="P14"><text:span text:style-name="T16">  </text:span><text:span text:style-name="T21">"dependencies"</text:span><text:span text:style-name="T16">: {</text:span></text:p>
      <text:p text:style-name="P14"><text:span text:style-name="T16">    </text:span><text:span text:style-name="T21">"body-parser"</text:span><text:span text:style-name="T16">: </text:span><text:span text:style-name="T17">"^1.20.2"</text:span><text:span text:style-name="T16">,</text:span></text:p>
      <text:p text:style-name="P14"><text:span text:style-name="T16">    </text:span><text:span text:style-name="T21">"cors"</text:span><text:span text:style-name="T16">: </text:span><text:span text:style-name="T17">"^2.8.5"</text:span><text:span text:style-name="T16">,</text:span></text:p>
      <text:p text:style-name="P14"><text:span text:style-name="T16">    </text:span><text:span text:style-name="T21">"express"</text:span><text:span text:style-name="T16">: </text:span><text:span text:style-name="T17">"^4.18.2"</text:span><text:span text:style-name="T16">,</text:span></text:p>
      <text:p text:style-name="P14"><text:span text:style-name="T16">    </text:span><text:span text:style-name="T21">"morgan"</text:span><text:span text:style-name="T16">: </text:span><text:span text:style-name="T17">"^1.10.0"</text:span><text:span text:style-name="T16">,</text:span></text:p>
      <text:p text:style-name="P14"><text:span text:style-name="T16">    </text:span><text:span text:style-name="T21">"mysql2"</text:span><text:span text:style-name="T16">: </text:span><text:span text:style-name="T17">"^3.6.1"</text:span></text:p>
      <text:p text:style-name="P19">  }</text:p>
      <text:p text:style-name="P19">}</text:p>
      <text:p text:style-name="P19"/>
      <text:p text:style-name="P19"/>
      <text:p text:style-name="P22">configuração do arquivo <text:s/>‘database.config’ <text:span text:style-name="T20">que encontra-se no diretório ‘src’ pasta ‘config’</text:span>:</text:p>
      <text:p text:style-name="P22"/>
      <text:p text:style-name="P23"><text:span text:style-name="T15">const</text:span><text:span text:style-name="T16"> mysql = require(</text:span><text:span text:style-name="T17">'mysql2/promise'</text:span><text:span text:style-name="T16">);</text:span></text:p>
      <text:p text:style-name="Standard"/>
      <text:p text:style-name="P14"><text:span text:style-name="T15">const</text:span><text:span text:style-name="T16"> poolSimule = mysql.createPool({</text:span></text:p>
      <text:p text:style-name="P14"><text:span text:style-name="T16">    host: </text:span><text:span text:style-name="T17">'localhost'</text:span><text:span text:style-name="T16">,</text:span></text:p>
      <text:p text:style-name="P14"><text:span text:style-name="T16">    user: </text:span><text:span text:style-name="T17">'root'</text:span><text:span text:style-name="T16">,</text:span></text:p>
      <text:p text:style-name="P14"><text:span text:style-name="T16">    password: </text:span><text:span text:style-name="T17">''</text:span><text:span text:style-name="T16">,</text:span></text:p>
      <text:p text:style-name="P14"><text:span text:style-name="T16">    database: </text:span><text:span text:style-name="T17">'previdenciaaquidb'</text:span><text:span text:style-name="T16">,</text:span></text:p>
      <text:p text:style-name="P19">});</text:p>
      <text:p text:style-name="Standard"/>
      <text:p text:style-name="P19">module.exports = {</text:p>
      <text:p text:style-name="P19">   poolSimule</text:p>
      <text:p text:style-name="P19">};</text:p>
      <text:p text:style-name="P22"/>
      <text:p text:style-name="P15"/>
      <text:p text:style-name="P22"/>
      <text:p text:style-name="P22">configuração do arquivo <text:s/>‘simulacaoControllers.<text:span text:style-name="T20">js</text:span>’ <text:span text:style-name="T20">que encontra-se no diretório ‘src’ pasta ‘controllers’</text:span>:</text:p>
      <text:p text:style-name="P22"/>
      <text:p text:style-name="P23"><text:span text:style-name="T15">import</text:span><text:span text:style-name="T16"> express </text:span><text:span text:style-name="T15">from</text:span><text:span text:style-name="T16"> </text:span><text:span text:style-name="T17">'express'</text:span><text:span text:style-name="T16">;</text:span></text:p>
      <text:p text:style-name="P14"><text:span text:style-name="T15">import</text:span><text:span text:style-name="T16"> SimulacaoBeneficio </text:span><text:span text:style-name="T15">from</text:span><text:span text:style-name="T16"> </text:span><text:span text:style-name="T17">'../models/SimulacaoBeneficio.js'</text:span><text:span text:style-name="T16">;</text:span></text:p>
      <text:p text:style-name="P14"><text:span text:style-name="T15">const</text:span><text:span text:style-name="T16"> router = express.Router();</text:span></text:p>
      <text:p text:style-name="P14"><text:soft-page-break/><text:span text:style-name="T15">const</text:span><text:span text:style-name="T16"> simulacaoModel = </text:span><text:span text:style-name="T15">new</text:span><text:span text:style-name="T16"> SimulacaoBeneficio();</text:span></text:p>
      <text:p text:style-name="Standard"/>
      <text:p text:style-name="P17">// Rota para criar uma nova simulação</text:p>
      <text:p text:style-name="P14"><text:span text:style-name="T16">router.post(</text:span><text:span text:style-name="T17">'/simulacoes'</text:span><text:span text:style-name="T16">, </text:span><text:span text:style-name="T15">async</text:span><text:span text:style-name="T16"> (req, res) </text:span><text:span text:style-name="T15">=&gt;</text:span><text:span text:style-name="T16"> {</text:span></text:p>
      <text:p text:style-name="P14"><text:span text:style-name="T16">  </text:span><text:span text:style-name="T15">try</text:span><text:span text:style-name="T16"> {</text:span></text:p>
      <text:p text:style-name="P14"><text:span text:style-name="T16">    </text:span><text:span text:style-name="T15">const</text:span><text:span text:style-name="T16"> simulacao = req.body; </text:span><text:span text:style-name="T18">// Certifique-se de que o corpo da solicitação contém os dados da simulação</text:span></text:p>
      <text:p text:style-name="P14"><text:span text:style-name="T16">    </text:span><text:span text:style-name="T15">const</text:span><text:span text:style-name="T16"> result = </text:span><text:span text:style-name="T15">await</text:span><text:span text:style-name="T16"> simulacaoModel.criar(simulacao);</text:span></text:p>
      <text:p text:style-name="P19">    res.json(result);</text:p>
      <text:p text:style-name="P14"><text:span text:style-name="T16">  } </text:span><text:span text:style-name="T15">catch</text:span><text:span text:style-name="T16"> (error) {</text:span></text:p>
      <text:p text:style-name="P14"><text:span text:style-name="T16">    res.status(</text:span><text:span text:style-name="T19">500</text:span><text:span text:style-name="T16">).json({ success: </text:span><text:span text:style-name="T15">false</text:span><text:span text:style-name="T16">, message: </text:span><text:span text:style-name="T17">'Erro ao criar a simulação.'</text:span><text:span text:style-name="T16">, error: error.message });</text:span></text:p>
      <text:p text:style-name="P19">  }</text:p>
      <text:p text:style-name="P19">});</text:p>
      <text:p text:style-name="Standard"/>
      <text:p text:style-name="P17">// Rota para obter todas as simulações</text:p>
      <text:p text:style-name="P14"><text:span text:style-name="T16">router.get(</text:span><text:span text:style-name="T17">'/simulacoes'</text:span><text:span text:style-name="T16">, </text:span><text:span text:style-name="T15">async</text:span><text:span text:style-name="T16"> (req, res) </text:span><text:span text:style-name="T15">=&gt;</text:span><text:span text:style-name="T16"> {</text:span></text:p>
      <text:p text:style-name="P14"><text:span text:style-name="T16">  </text:span><text:span text:style-name="T15">try</text:span><text:span text:style-name="T16"> {</text:span></text:p>
      <text:p text:style-name="P14"><text:span text:style-name="T16">    </text:span><text:span text:style-name="T15">const</text:span><text:span text:style-name="T16"> result = </text:span><text:span text:style-name="T15">await</text:span><text:span text:style-name="T16"> simulacaoModel.listarTodos();</text:span></text:p>
      <text:p text:style-name="P19">    res.json(result);</text:p>
      <text:p text:style-name="P14"><text:span text:style-name="T16">  } </text:span><text:span text:style-name="T15">catch</text:span><text:span text:style-name="T16"> (error) {</text:span></text:p>
      <text:p text:style-name="P14"><text:span text:style-name="T16">    res.status(</text:span><text:span text:style-name="T19">500</text:span><text:span text:style-name="T16">).json({ success: </text:span><text:span text:style-name="T15">false</text:span><text:span text:style-name="T16">, message: </text:span><text:span text:style-name="T17">'Erro ao listar as simulações.'</text:span><text:span text:style-name="T16">, error: error.message });</text:span></text:p>
      <text:p text:style-name="P19">  }</text:p>
      <text:p text:style-name="P19">});</text:p>
      <text:p text:style-name="Standard"/>
      <text:p text:style-name="P17">// Rota para obter uma simulação pelo ID</text:p>
      <text:p text:style-name="P14"><text:span text:style-name="T16">router.get(</text:span><text:span text:style-name="T17">'/simulacoes/:id'</text:span><text:span text:style-name="T16">, </text:span><text:span text:style-name="T15">async</text:span><text:span text:style-name="T16"> (req, res) </text:span><text:span text:style-name="T15">=&gt;</text:span><text:span text:style-name="T16"> {</text:span></text:p>
      <text:p text:style-name="P14"><text:span text:style-name="T16">  </text:span><text:span text:style-name="T15">try</text:span><text:span text:style-name="T16"> {</text:span></text:p>
      <text:p text:style-name="P14"><text:span text:style-name="T16">    </text:span><text:span text:style-name="T15">const</text:span><text:span text:style-name="T16"> id = req.params.id;</text:span></text:p>
      <text:p text:style-name="P14"><text:span text:style-name="T16">    </text:span><text:span text:style-name="T15">const</text:span><text:span text:style-name="T16"> result = </text:span><text:span text:style-name="T15">await</text:span><text:span text:style-name="T16"> simulacaoModel.consultarPorId(id);</text:span></text:p>
      <text:p text:style-name="P19">    res.json(result);</text:p>
      <text:p text:style-name="P14"><text:span text:style-name="T16">  } </text:span><text:span text:style-name="T15">catch</text:span><text:span text:style-name="T16"> (error) {</text:span></text:p>
      <text:p text:style-name="P14"><text:span text:style-name="T16">    res.status(</text:span><text:span text:style-name="T19">500</text:span><text:span text:style-name="T16">).json({ success: </text:span><text:span text:style-name="T15">false</text:span><text:span text:style-name="T16">, message: </text:span><text:span text:style-name="T17">'Erro ao obter a simulação.'</text:span><text:span text:style-name="T16">, error: error.message });</text:span></text:p>
      <text:p text:style-name="P19">  }</text:p>
      <text:p text:style-name="P19">});</text:p>
      <text:p text:style-name="Standard"/>
      <text:p text:style-name="P17">// Rota para excluir uma simulação pelo ID</text:p>
      <text:p text:style-name="P14"><text:span text:style-name="T16">router.delete(</text:span><text:span text:style-name="T17">'/simulacoes/:id'</text:span><text:span text:style-name="T16">, </text:span><text:span text:style-name="T15">async</text:span><text:span text:style-name="T16"> (req, res) </text:span><text:span text:style-name="T15">=&gt;</text:span><text:span text:style-name="T16"> {</text:span></text:p>
      <text:p text:style-name="P14"><text:span text:style-name="T16">  </text:span><text:span text:style-name="T15">try</text:span><text:span text:style-name="T16"> {</text:span></text:p>
      <text:p text:style-name="P14"><text:span text:style-name="T16">    </text:span><text:span text:style-name="T15">const</text:span><text:span text:style-name="T16"> id = req.params.id;</text:span></text:p>
      <text:p text:style-name="P14"><text:span text:style-name="T16">    </text:span><text:span text:style-name="T15">const</text:span><text:span text:style-name="T16"> result = </text:span><text:span text:style-name="T15">await</text:span><text:span text:style-name="T16"> simulacaoModel.deletar(id);</text:span></text:p>
      <text:p text:style-name="P19">    res.json(result);</text:p>
      <text:p text:style-name="P14"><text:span text:style-name="T16">  } </text:span><text:span text:style-name="T15">catch</text:span><text:span text:style-name="T16"> (error) {</text:span></text:p>
      <text:p text:style-name="P14"><text:span text:style-name="T16">    res.status(</text:span><text:span text:style-name="T19">500</text:span><text:span text:style-name="T16">).json({ success: </text:span><text:span text:style-name="T15">false</text:span><text:span text:style-name="T16">, message: </text:span><text:span text:style-name="T17">'Erro ao excluir a simulação.'</text:span><text:span text:style-name="T16">, error: error.message });</text:span></text:p>
      <text:p text:style-name="P19">  }</text:p>
      <text:p text:style-name="P19">});</text:p>
      <text:p text:style-name="Standard"/>
      <text:p text:style-name="P14"><text:span text:style-name="T15">export</text:span><text:span text:style-name="T16"> </text:span><text:span text:style-name="T15">default</text:span><text:span text:style-name="T16"> router;</text:span></text:p>
      <text:p text:style-name="P15"/>
      <text:p text:style-name="P22"><text:soft-page-break/></text:p>
      <text:p text:style-name="P22"/>
      <text:p text:style-name="P22">configuração do arquivo <text:s/>‘<text:span text:style-name="T20">S</text:span>imulacao<text:span text:style-name="T20">Beneficio</text:span>.<text:span text:style-name="T20">js</text:span>’ <text:span text:style-name="T20">que encontra-se no diretório ‘src’ pasta ‘models’</text:span>:</text:p>
      <text:p text:style-name="P22"/>
      <text:p text:style-name="P18">//import { SimulacaoBeneficio } from '../models/SimulacaoBeneficio.js';</text:p>
      <text:p text:style-name="P14"><text:span text:style-name="T15">const</text:span><text:span text:style-name="T16"> mysql = require(</text:span><text:span text:style-name="T17">'mysql2/promise'</text:span><text:span text:style-name="T16">);</text:span></text:p>
      <text:p text:style-name="P14"><text:span text:style-name="T15">class</text:span><text:span text:style-name="T16"> SimulacaoBeneficio {</text:span></text:p>
      <text:p text:style-name="P14"><text:span text:style-name="T16">  </text:span><text:span text:style-name="T15">constructor</text:span><text:span text:style-name="T16">() {</text:span></text:p>
      <text:p text:style-name="P14"><text:span text:style-name="T16">    </text:span><text:span text:style-name="T15">this</text:span><text:span text:style-name="T16">.connection = mysql.createPool({</text:span></text:p>
      <text:p text:style-name="P14"><text:span text:style-name="T16">      host: </text:span><text:span text:style-name="T17">'localhost'</text:span><text:span text:style-name="T16">,</text:span></text:p>
      <text:p text:style-name="P14"><text:span text:style-name="T16">      user: </text:span><text:span text:style-name="T17">'root'</text:span><text:span text:style-name="T16">,</text:span></text:p>
      <text:p text:style-name="P14"><text:span text:style-name="T16">      password: </text:span><text:span text:style-name="T17">''</text:span><text:span text:style-name="T16">,</text:span></text:p>
      <text:p text:style-name="P14"><text:span text:style-name="T16">      database: </text:span><text:span text:style-name="T17">'previdenciaaquidb'</text:span></text:p>
      <text:p text:style-name="P19">    });</text:p>
      <text:p text:style-name="P19">  }</text:p>
      <text:p text:style-name="Standard"/>
      <text:p text:style-name="P14"><text:span text:style-name="T16">  </text:span><text:span text:style-name="T15">async</text:span><text:span text:style-name="T16"> criar(simulacao) {</text:span></text:p>
      <text:p text:style-name="P14"><text:span text:style-name="T16">    </text:span><text:span text:style-name="T15">try</text:span><text:span text:style-name="T16"> {</text:span></text:p>
      <text:p text:style-name="P14"><text:span text:style-name="T16">      </text:span><text:span text:style-name="T15">const</text:span><text:span text:style-name="T16"> sql = </text:span><text:span text:style-name="T17">`INSERT INTO simulacao_beneficio (tempo_contribuicao_mes, idade_aposentadoria, mes_aposentadoria, ano_aposentadoria, tempo_contribuicao_pendente_mes) VALUES (?, ?, ?, ?, ?)`</text:span><text:span text:style-name="T16">;</text:span></text:p>
      <text:p text:style-name="P14"><text:span text:style-name="T16">      </text:span><text:span text:style-name="T15">const</text:span><text:span text:style-name="T16"> values = [</text:span></text:p>
      <text:p text:style-name="P19">        simulacao.tempoContribuicaoMes,</text:p>
      <text:p text:style-name="P19">        simulacao.idadeAposentadoria,</text:p>
      <text:p text:style-name="P19">        simulacao.mesAposentadoria,</text:p>
      <text:p text:style-name="P19">        simulacao.anoAposentadoria,</text:p>
      <text:p text:style-name="P19">        simulacao.tempoContribuicaoPendenteMes,</text:p>
      <text:p text:style-name="P19">      ];</text:p>
      <text:p text:style-name="Standard"/>
      <text:p text:style-name="P14"><text:span text:style-name="T16">      </text:span><text:span text:style-name="T15">const</text:span><text:span text:style-name="T16"> [rows] = </text:span><text:span text:style-name="T15">await</text:span><text:span text:style-name="T16"> </text:span><text:span text:style-name="T15">this</text:span><text:span text:style-name="T16">.connection.execute(sql, values);</text:span></text:p>
      <text:p text:style-name="Standard"/>
      <text:p text:style-name="P14"><text:span text:style-name="T16">      </text:span><text:span text:style-name="T15">if</text:span><text:span text:style-name="T16"> (rows.affectedRows === </text:span><text:span text:style-name="T19">1</text:span><text:span text:style-name="T16">) {</text:span></text:p>
      <text:p text:style-name="P14"><text:span text:style-name="T16">        </text:span><text:span text:style-name="T15">return</text:span><text:span text:style-name="T16"> { success: </text:span><text:span text:style-name="T15">true</text:span><text:span text:style-name="T16">, message: </text:span><text:span text:style-name="T17">'Registro criado com sucesso.'</text:span><text:span text:style-name="T16"> };</text:span></text:p>
      <text:p text:style-name="P14"><text:span text:style-name="T16">      } </text:span><text:span text:style-name="T15">else</text:span><text:span text:style-name="T16"> {</text:span></text:p>
      <text:p text:style-name="P14"><text:span text:style-name="T16">        </text:span><text:span text:style-name="T15">return</text:span><text:span text:style-name="T16"> { success: </text:span><text:span text:style-name="T15">false</text:span><text:span text:style-name="T16">, message: </text:span><text:span text:style-name="T17">'Não foi possível criar o registro.'</text:span><text:span text:style-name="T16"> };</text:span></text:p>
      <text:p text:style-name="P19">      }</text:p>
      <text:p text:style-name="P14"><text:span text:style-name="T16">    } </text:span><text:span text:style-name="T15">catch</text:span><text:span text:style-name="T16"> (error) {</text:span></text:p>
      <text:p text:style-name="P14"><text:span text:style-name="T16">      </text:span><text:span text:style-name="T15">return</text:span><text:span text:style-name="T16"> { success: </text:span><text:span text:style-name="T15">false</text:span><text:span text:style-name="T16">, message: </text:span><text:span text:style-name="T17">'Erro ao criar o registro.'</text:span><text:span text:style-name="T16">, error };</text:span></text:p>
      <text:p text:style-name="P19">    }</text:p>
      <text:p text:style-name="P19">  }</text:p>
      <text:p text:style-name="Standard"/>
      <text:p text:style-name="P14"><text:span text:style-name="T16">  </text:span><text:span text:style-name="T15">async</text:span><text:span text:style-name="T16"> listarTodos() {</text:span></text:p>
      <text:p text:style-name="P14"><text:span text:style-name="T16">    </text:span><text:span text:style-name="T15">try</text:span><text:span text:style-name="T16"> {</text:span></text:p>
      <text:p text:style-name="P14"><text:span text:style-name="T16">      </text:span><text:span text:style-name="T15">const</text:span><text:span text:style-name="T16"> sql = </text:span><text:span text:style-name="T17">`SELECT * FROM simulacao_beneficio`</text:span><text:span text:style-name="T16">;</text:span></text:p>
      <text:p text:style-name="P14"><text:span text:style-name="T16">      </text:span><text:span text:style-name="T15">const</text:span><text:span text:style-name="T16"> [rows] = </text:span><text:span text:style-name="T15">await</text:span><text:span text:style-name="T16"> </text:span><text:span text:style-name="T15">this</text:span><text:span text:style-name="T16">.connection.query(sql);</text:span></text:p>
      <text:p text:style-name="Standard"/>
      <text:p text:style-name="P14"><text:span text:style-name="T16">      </text:span><text:span text:style-name="T15">return</text:span><text:span text:style-name="T16"> { success: </text:span><text:span text:style-name="T15">true</text:span><text:span text:style-name="T16">, data: rows };</text:span></text:p>
      <text:p text:style-name="P14"><text:span text:style-name="T16">    } </text:span><text:span text:style-name="T15">catch</text:span><text:span text:style-name="T16"> (error) {</text:span></text:p>
      <text:p text:style-name="P14"><text:span text:style-name="T16">      </text:span><text:span text:style-name="T15">return</text:span><text:span text:style-name="T16"> { success: </text:span><text:span text:style-name="T15">false</text:span><text:span text:style-name="T16">, message: </text:span><text:span text:style-name="T17">'Erro ao listar os registros.'</text:span><text:span text:style-name="T16">, error };</text:span></text:p>
      <text:p text:style-name="P19">    }</text:p>
      <text:p text:style-name="P19">  }</text:p>
      <text:p text:style-name="Standard"><text:soft-page-break/></text:p>
      <text:p text:style-name="P14"><text:span text:style-name="T16">  </text:span><text:span text:style-name="T15">async</text:span><text:span text:style-name="T16"> consultarPorId(id) {</text:span></text:p>
      <text:p text:style-name="P14"><text:span text:style-name="T16">    </text:span><text:span text:style-name="T15">try</text:span><text:span text:style-name="T16"> {</text:span></text:p>
      <text:p text:style-name="P14"><text:span text:style-name="T16">      </text:span><text:span text:style-name="T15">const</text:span><text:span text:style-name="T16"> sql = </text:span><text:span text:style-name="T17">`SELECT * FROM simulacao_beneficio WHERE id = ?`</text:span><text:span text:style-name="T16">;</text:span></text:p>
      <text:p text:style-name="P14"><text:span text:style-name="T16">      </text:span><text:span text:style-name="T15">const</text:span><text:span text:style-name="T16"> [rows] = </text:span><text:span text:style-name="T15">await</text:span><text:span text:style-name="T16"> </text:span><text:span text:style-name="T15">this</text:span><text:span text:style-name="T16">.connection.execute(sql, [id]);</text:span></text:p>
      <text:p text:style-name="Standard"/>
      <text:p text:style-name="P14"><text:span text:style-name="T16">      </text:span><text:span text:style-name="T15">if</text:span><text:span text:style-name="T16"> (rows.length === </text:span><text:span text:style-name="T19">1</text:span><text:span text:style-name="T16">) {</text:span></text:p>
      <text:p text:style-name="P14"><text:span text:style-name="T16">        </text:span><text:span text:style-name="T15">return</text:span><text:span text:style-name="T16"> { success: </text:span><text:span text:style-name="T15">true</text:span><text:span text:style-name="T16">, data: rows[</text:span><text:span text:style-name="T19">0</text:span><text:span text:style-name="T16">] };</text:span></text:p>
      <text:p text:style-name="P14"><text:span text:style-name="T16">      } </text:span><text:span text:style-name="T15">else</text:span><text:span text:style-name="T16"> {</text:span></text:p>
      <text:p text:style-name="P14"><text:span text:style-name="T16">        </text:span><text:span text:style-name="T15">return</text:span><text:span text:style-name="T16"> { success: </text:span><text:span text:style-name="T15">false</text:span><text:span text:style-name="T16">, message: </text:span><text:span text:style-name="T17">'Registro não encontrado.'</text:span><text:span text:style-name="T16"> };</text:span></text:p>
      <text:p text:style-name="P19">      }</text:p>
      <text:p text:style-name="P14"><text:span text:style-name="T16">    } </text:span><text:span text:style-name="T15">catch</text:span><text:span text:style-name="T16"> (error) {</text:span></text:p>
      <text:p text:style-name="P14"><text:span text:style-name="T16">      </text:span><text:span text:style-name="T15">return</text:span><text:span text:style-name="T16"> { success: </text:span><text:span text:style-name="T15">false</text:span><text:span text:style-name="T16">, message: </text:span><text:span text:style-name="T17">'Erro ao consultar o registro.'</text:span><text:span text:style-name="T16">, error };</text:span></text:p>
      <text:p text:style-name="P19">    }</text:p>
      <text:p text:style-name="P19">  }</text:p>
      <text:p text:style-name="Standard"/>
      <text:p text:style-name="P14"><text:span text:style-name="T16">  </text:span><text:span text:style-name="T15">async</text:span><text:span text:style-name="T16"> deletar(id) {</text:span></text:p>
      <text:p text:style-name="P14"><text:span text:style-name="T16">    </text:span><text:span text:style-name="T15">try</text:span><text:span text:style-name="T16"> {</text:span></text:p>
      <text:p text:style-name="P14"><text:span text:style-name="T16">      </text:span><text:span text:style-name="T15">const</text:span><text:span text:style-name="T16"> sql = </text:span><text:span text:style-name="T17">`DELETE FROM simulacao_beneficio WHERE id = ?`</text:span><text:span text:style-name="T16">;</text:span></text:p>
      <text:p text:style-name="P14"><text:span text:style-name="T16">      </text:span><text:span text:style-name="T15">const</text:span><text:span text:style-name="T16"> [rows] = </text:span><text:span text:style-name="T15">await</text:span><text:span text:style-name="T16"> </text:span><text:span text:style-name="T15">this</text:span><text:span text:style-name="T16">.connection.execute(sql, [id]);</text:span></text:p>
      <text:p text:style-name="Standard"/>
      <text:p text:style-name="P14"><text:span text:style-name="T16">      </text:span><text:span text:style-name="T15">if</text:span><text:span text:style-name="T16"> (rows.affectedRows === </text:span><text:span text:style-name="T19">1</text:span><text:span text:style-name="T16">) {</text:span></text:p>
      <text:p text:style-name="P14"><text:span text:style-name="T16">        </text:span><text:span text:style-name="T15">return</text:span><text:span text:style-name="T16"> { success: </text:span><text:span text:style-name="T15">true</text:span><text:span text:style-name="T16">, message: </text:span><text:span text:style-name="T17">'Registro deletado com sucesso.'</text:span><text:span text:style-name="T16"> };</text:span></text:p>
      <text:p text:style-name="P14"><text:span text:style-name="T16">      } </text:span><text:span text:style-name="T15">else</text:span><text:span text:style-name="T16"> {</text:span></text:p>
      <text:p text:style-name="P14"><text:span text:style-name="T16">        </text:span><text:span text:style-name="T15">return</text:span><text:span text:style-name="T16"> { success: </text:span><text:span text:style-name="T15">false</text:span><text:span text:style-name="T16">, message: </text:span><text:span text:style-name="T17">'Registro não encontrado.'</text:span><text:span text:style-name="T16"> };</text:span></text:p>
      <text:p text:style-name="P19">      }</text:p>
      <text:p text:style-name="P14"><text:span text:style-name="T16">    } </text:span><text:span text:style-name="T15">catch</text:span><text:span text:style-name="T16"> (error) {</text:span></text:p>
      <text:p text:style-name="P14"><text:span text:style-name="T16">      </text:span><text:span text:style-name="T15">return</text:span><text:span text:style-name="T16"> { success: </text:span><text:span text:style-name="T15">false</text:span><text:span text:style-name="T16">, message: </text:span><text:span text:style-name="T17">'Erro ao deletar o registro.'</text:span><text:span text:style-name="T16">, error };</text:span></text:p>
      <text:p text:style-name="P19">    }</text:p>
      <text:p text:style-name="P19">  }</text:p>
      <text:p text:style-name="P19">}</text:p>
      <text:p text:style-name="Standard"/>
      <text:p text:style-name="P19">module.exports = SimulacaoBeneficio;</text:p>
      <text:p text:style-name="P15"/>
      <text:p text:style-name="P15"/>
      <text:p text:style-name="P22">configuração do arquivo <text:s/>‘<text:span text:style-name="T20">s</text:span>imulacao<text:span text:style-name="T20">Routes</text:span>.<text:span text:style-name="T20">js</text:span>’ <text:span text:style-name="T20">que encontra-se no diretório ‘src’ pasta ‘routes’</text:span>:</text:p>
      <text:p text:style-name="P22"/>
      <text:p text:style-name="P23"><text:span text:style-name="T15">import</text:span><text:span text:style-name="T16"> express </text:span><text:span text:style-name="T15">from</text:span><text:span text:style-name="T16"> </text:span><text:span text:style-name="T17">'express'</text:span><text:span text:style-name="T16">;</text:span></text:p>
      <text:p text:style-name="P14"><text:span text:style-name="T15">import</text:span><text:span text:style-name="T16"> simulacaoControllers </text:span><text:span text:style-name="T15">from</text:span><text:span text:style-name="T16"> </text:span><text:span text:style-name="T17">'../controllers/simulacaoControllers.js'</text:span><text:span text:style-name="T16">;</text:span></text:p>
      <text:p text:style-name="Standard"/>
      <text:p text:style-name="P14"><text:span text:style-name="T15">const</text:span><text:span text:style-name="T16"> router = express.Router();</text:span></text:p>
      <text:p text:style-name="Standard"/>
      <text:p text:style-name="P14"><text:span text:style-name="T16">router.use(</text:span><text:span text:style-name="T17">'/api'</text:span><text:span text:style-name="T16">, simulacaoControllers);</text:span></text:p>
      <text:p text:style-name="Standard"/>
      <text:p text:style-name="P17">// Middleware de tratamento de erros</text:p>
      <text:p text:style-name="P14"><text:span text:style-name="T16">router.use((err, req, res, next) </text:span><text:span text:style-name="T15">=&gt;</text:span><text:span text:style-name="T16"> {</text:span></text:p>
      <text:p text:style-name="P14"><text:span text:style-name="T16">  console.error(err.stack); </text:span><text:span text:style-name="T18">// Registra o erro no console para fins de depuração</text:span></text:p>
      <text:p text:style-name="Standard"/>
      <text:p text:style-name="P14"><text:span text:style-name="T16">  </text:span><text:span text:style-name="T18">// Verifique se a exceção possui uma mensagem personalizada</text:span></text:p>
      <text:p text:style-name="P14"><text:span text:style-name="T16">  </text:span><text:span text:style-name="T15">if</text:span><text:span text:style-name="T16"> (err.message) {</text:span></text:p>
      <text:p text:style-name="P14"><text:span text:style-name="T16">    </text:span><text:span text:style-name="T15">return</text:span><text:span text:style-name="T16"> res.status(</text:span><text:span text:style-name="T19">500</text:span><text:span text:style-name="T16">).json({ error: err.message });</text:span></text:p>
      <text:p text:style-name="P19"><text:soft-page-break/>  }</text:p>
      <text:p text:style-name="Standard"/>
      <text:p text:style-name="P14"><text:span text:style-name="T16">  </text:span><text:span text:style-name="T18">// Caso contrário, trate como um erro interno genérico</text:span></text:p>
      <text:p text:style-name="P14"><text:span text:style-name="T16">  res.status(</text:span><text:span text:style-name="T19">500</text:span><text:span text:style-name="T16">).json({ error: </text:span><text:span text:style-name="T17">'Erro interno do servidor'</text:span><text:span text:style-name="T16"> });</text:span></text:p>
      <text:p text:style-name="P19">});</text:p>
      <text:p text:style-name="Standard"/>
      <text:p text:style-name="P14"><text:span text:style-name="T15">export</text:span><text:span text:style-name="T16"> </text:span><text:span text:style-name="T15">default</text:span><text:span text:style-name="T16"> router;</text:span></text:p>
      <text:p text:style-name="P15"/>
      <text:p text:style-name="P22"/>
      <text:p text:style-name="P24">Por favor, <text:span text:style-name="T22">analise todos os códigos e verfique se existe alguma inconsistência, se falta alguma coisa para funcionamento em arquitetura ‘MVC’ e o que estaria causando os erros que persistem no meu projeto. Por favor, me ajude…. </text:span></text:p>
      <text:p text:style-name="P25"/>
      <text:p text:style-name="P22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öhne Mono" svg:font-family="'Söhne Mono', Monaco, 'Andale Mono', 'Ubuntu Mono', 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4:46:08.229000000</meta:creation-date>
    <dc:date>2023-10-08T18:33:39.294000000</dc:date>
    <meta:editing-duration>PT52M59S</meta:editing-duration>
    <meta:editing-cycles>8</meta:editing-cycles>
    <meta:generator>LibreOffice/7.6.1.2$Windows_X86_64 LibreOffice_project/f5defcebd022c5bc36bbb79be232cb6926d8f674</meta:generator>
    <meta:document-statistic meta:table-count="0" meta:image-count="0" meta:object-count="0" meta:page-count="21" meta:paragraph-count="813" meta:word-count="3711" meta:character-count="33467" meta:non-whitespace-character-count="26122"/>
  </office:meta>
</office:document-meta>
</file>